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Size-100" table:style-name="ta1">
        <table:shapes>
          <draw:frame draw:z-index="0" draw:style-name="gr1" draw:text-style-name="P1" svg:width="159.99mm" svg:height="89.99mm" svg:x="372.82mm" svg:y="6.05mm">
            <draw:object draw:notify-on-update-of-ranges="'Densenet-40-12-CIFAR10-Size-100'.A1:'Densenet-40-12-CIFAR10-Size-100'.A2 'Densenet-40-12-CIFAR10-Size-100'.A3:'Densenet-40-12-CIFAR10-Size-100'.A42 'Densenet-40-12-CIFAR10-Size-100'.B2:'Densenet-40-12-CIFAR10-Size-100'.B2 'Densenet-40-12-CIFAR10-Size-100'.B3:'Densenet-40-12-CIFAR10-Size-100'.B42 'Densenet-40-12-CIFAR10-Size-100'.A1:'Densenet-40-12-CIFAR10-Size-100'.A2 'Densenet-40-12-CIFAR10-Size-100'.A3:'Densenet-40-12-CIFAR10-Size-100'.A42 'Densenet-40-12-CIFAR10-Size-100'.C1:'Densenet-40-12-CIFAR10-Size-100'.C2 'Densenet-40-12-CIFAR10-Size-100'.C3:'Densenet-40-12-CIFAR10-Size-100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73.29mm" svg:y="100.34mm">
            <draw:object draw:notify-on-update-of-ranges="'Densenet-40-12-CIFAR10-Size-100'.A2:'Densenet-40-12-CIFAR10-Size-100'.A2 'Densenet-40-12-CIFAR10-Size-100'.A3:'Densenet-40-12-CIFAR10-Size-100'.A42 'Densenet-40-12-CIFAR10-Size-100'.D2:'Densenet-40-12-CIFAR10-Size-100'.D2 'Densenet-40-12-CIFAR10-Size-100'.D3:'Densenet-40-12-CIFAR10-Size-100'.D42 'Densenet-40-12-CIFAR10-Size-100'.A2:'Densenet-40-12-CIFAR10-Size-100'.A2 'Densenet-40-12-CIFAR10-Size-100'.A3:'Densenet-40-12-CIFAR10-Size-100'.A42 'Densenet-40-12-CIFAR10-Size-100'.E2:'Densenet-40-12-CIFAR10-Size-100'.E2 'Densenet-40-12-CIFAR10-Size-100'.E3:'Densenet-40-12-CIFAR10-Size-100'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42.53mm" svg:y="5.25mm">
            <draw:object draw:notify-on-update-of-ranges="'Densenet-40-12-CIFAR10-Size-100'.F2:'Densenet-40-12-CIFAR10-Size-100'.F2 'Densenet-40-12-CIFAR10-Size-100'.F3:'Densenet-40-12-CIFAR10-Size-100'.F42 'Densenet-40-12-CIFAR10-Size-100'.G2:'Densenet-40-12-CIFAR10-Size-100'.G2 'Densenet-40-12-CIFAR10-Size-100'.G3:'Densenet-40-12-CIFAR10-Size-100'.G42 'Densenet-40-12-CIFAR10-Size-100'.F2:'Densenet-40-12-CIFAR10-Size-100'.F2 'Densenet-40-12-CIFAR10-Size-100'.F3:'Densenet-40-12-CIFAR10-Size-100'.F42 'Densenet-40-12-CIFAR10-Size-100'.H2:'Densenet-40-12-CIFAR10-Size-100'.H2 'Densenet-40-12-CIFAR10-Size-100'.H3:'Densenet-40-12-CIFAR10-Size-100'.H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41.83mm" svg:y="102.46mm">
            <draw:object draw:notify-on-update-of-ranges="'Densenet-40-12-CIFAR10-Size-100'.F2:'Densenet-40-12-CIFAR10-Size-100'.F2 'Densenet-40-12-CIFAR10-Size-100'.F3:'Densenet-40-12-CIFAR10-Size-100'.F42 'Densenet-40-12-CIFAR10-Size-100'.I2:'Densenet-40-12-CIFAR10-Size-100'.I2 'Densenet-40-12-CIFAR10-Size-100'.I3:'Densenet-40-12-CIFAR10-Size-100'.I42 'Densenet-40-12-CIFAR10-Size-100'.F2:'Densenet-40-12-CIFAR10-Size-100'.F2 'Densenet-40-12-CIFAR10-Size-100'.F3:'Densenet-40-12-CIFAR10-Size-100'.F42 'Densenet-40-12-CIFAR10-Size-100'.J2:'Densenet-40-12-CIFAR10-Size-100'.J2 'Densenet-40-12-CIFAR10-Size-100'.J3:'Densenet-40-12-CIFAR10-Size-100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709.68mm" svg:y="4.19mm">
            <draw:object draw:notify-on-update-of-ranges="'Densenet-40-12-CIFAR10-Size-100'.K2:'Densenet-40-12-CIFAR10-Size-100'.K2 'Densenet-40-12-CIFAR10-Size-100'.K3:'Densenet-40-12-CIFAR10-Size-100'.K42 'Densenet-40-12-CIFAR10-Size-100'.L2:'Densenet-40-12-CIFAR10-Size-100'.L2 'Densenet-40-12-CIFAR10-Size-100'.L3:'Densenet-40-12-CIFAR10-Size-100'.L42 'Densenet-40-12-CIFAR10-Size-100'.K2:'Densenet-40-12-CIFAR10-Size-100'.K2 'Densenet-40-12-CIFAR10-Size-100'.K3:'Densenet-40-12-CIFAR10-Size-100'.K42 'Densenet-40-12-CIFAR10-Size-100'.M2:'Densenet-40-12-CIFAR10-Size-100'.M2 'Densenet-40-12-CIFAR10-Size-100'.M3:'Densenet-40-12-CIFAR10-Size-100'.M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711.19mm" svg:y="100.61mm">
            <draw:object draw:notify-on-update-of-ranges="'Densenet-40-12-CIFAR10-Size-100'.K2:'Densenet-40-12-CIFAR10-Size-100'.K2 'Densenet-40-12-CIFAR10-Size-100'.K3:'Densenet-40-12-CIFAR10-Size-100'.K42 'Densenet-40-12-CIFAR10-Size-100'.N2:'Densenet-40-12-CIFAR10-Size-100'.N2 'Densenet-40-12-CIFAR10-Size-100'.N3:'Densenet-40-12-CIFAR10-Size-100'.N42 'Densenet-40-12-CIFAR10-Size-100'.K2:'Densenet-40-12-CIFAR10-Size-100'.K2 'Densenet-40-12-CIFAR10-Size-100'.K3:'Densenet-40-12-CIFAR10-Size-100'.K42 'Densenet-40-12-CIFAR10-Size-100'.O2:'Densenet-40-12-CIFAR10-Size-100'.O2 'Densenet-40-12-CIFAR10-Size-100'.O3:'Densenet-40-12-CIFAR10-Size-100'.O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100 (bottleneck = true)</text:p>
          </table:table-cell>
          <table:covered-table-cell/>
          <table:table-cell office:value-type="string" calcext:value-type="string" table:number-columns-spanned="2" table:number-rows-spanned="1">
            <text:p>100 (bottleneck = false)</text:p>
          </table:table-cell>
          <table:covered-table-cell/>
          <table:table-cell/>
          <table:table-cell office:value-type="string" calcext:value-type="string" table:number-columns-spanned="2" table:number-rows-spanned="1">
            <text:p>1000 (bottleneck = true)</text:p>
          </table:table-cell>
          <table:covered-table-cell/>
          <table:table-cell office:value-type="string" calcext:value-type="string" table:number-columns-spanned="2" table:number-rows-spanned="1">
            <text:p>1000 (bottleneck = false)</text:p>
          </table:table-cell>
          <table:covered-table-cell/>
          <table:table-cell/>
          <table:table-cell office:value-type="string" calcext:value-type="string" table:number-columns-spanned="2" table:number-rows-spanned="1">
            <text:p>50000 (bottleneck = true)</text:p>
          </table:table-cell>
          <table:covered-table-cell/>
          <table:table-cell office:value-type="string" calcext:value-type="string" table:number-columns-spanned="2" table:number-rows-spanned="1">
            <text:p>50000 (bottleneck = false)</text:p>
          </table:table-cell>
          <table:covered-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8000001162291" calcext:value-type="float">
            <text:p>0.198000001162291</text:p>
          </table:table-cell>
          <table:table-cell office:value-type="float" office:value="0.236400000154972" calcext:value-type="float">
            <text:p>0.236400000154972</text:p>
          </table:table-cell>
          <table:table-cell office:value-type="float" office:value="0.236999998986721" calcext:value-type="float">
            <text:p>0.236999998986721</text:p>
          </table:table-cell>
          <table:table-cell office:value-type="float" office:value="0.256599999219179" calcext:value-type="float">
            <text:p>0.256599999219179</text:p>
          </table:table-cell>
          <table:table-cell office:value-type="float" office:value="1" calcext:value-type="float">
            <text:p>1</text:p>
          </table:table-cell>
          <table:table-cell office:value-type="float" office:value="0.515599997639656" calcext:value-type="float">
            <text:p>0.515599997639656</text:p>
          </table:table-cell>
          <table:table-cell office:value-type="float" office:value="0.485299995839596" calcext:value-type="float">
            <text:p>0.485299995839596</text:p>
          </table:table-cell>
          <table:table-cell office:value-type="float" office:value="0.521599998176098" calcext:value-type="float">
            <text:p>0.521599998176098</text:p>
          </table:table-cell>
          <table:table-cell office:value-type="float" office:value="0.501199994981289" calcext:value-type="float">
            <text:p>0.501199994981289</text:p>
          </table:table-cell>
          <table:table-cell office:value-type="float" office:value="1" calcext:value-type="float">
            <text:p>1</text:p>
          </table:table-cell>
          <table:table-cell office:value-type="float" office:value="0.793539998292923" calcext:value-type="float">
            <text:p>0.793539998292923</text:p>
          </table:table-cell>
          <table:table-cell office:value-type="float" office:value="0.740999999046326" calcext:value-type="float">
            <text:p>0.740999999046326</text:p>
          </table:table-cell>
          <table:table-cell office:value-type="float" office:value="0.508599998176098" calcext:value-type="float">
            <text:p>0.508599998176098</text:p>
          </table:table-cell>
          <table:table-cell office:value-type="float" office:value="0.521599995791912" calcext:value-type="float">
            <text:p>0.521599995791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3000003695488" calcext:value-type="float">
            <text:p>0.293000003695488</text:p>
          </table:table-cell>
          <table:table-cell office:value-type="float" office:value="0.26370000064373" calcext:value-type="float">
            <text:p>0.26370000064373</text:p>
          </table:table-cell>
          <table:table-cell office:value-type="float" office:value="0.324000000953674" calcext:value-type="float">
            <text:p>0.324000000953674</text:p>
          </table:table-cell>
          <table:table-cell office:value-type="float" office:value="0.151899999901652" calcext:value-type="float">
            <text:p>0.151899999901652</text:p>
          </table:table-cell>
          <table:table-cell office:value-type="float" office:value="2" calcext:value-type="float">
            <text:p>2</text:p>
          </table:table-cell>
          <table:table-cell office:value-type="float" office:value="0.54629999935627" calcext:value-type="float">
            <text:p>0.54629999935627</text:p>
          </table:table-cell>
          <table:table-cell office:value-type="float" office:value="0.503799996376038" calcext:value-type="float">
            <text:p>0.503799996376038</text:p>
          </table:table-cell>
          <table:table-cell office:value-type="float" office:value="0.542799995541573" calcext:value-type="float">
            <text:p>0.542799995541573</text:p>
          </table:table-cell>
          <table:table-cell office:value-type="float" office:value="0.522299998402596" calcext:value-type="float">
            <text:p>0.522299998402596</text:p>
          </table:table-cell>
          <table:table-cell office:value-type="float" office:value="2" calcext:value-type="float">
            <text:p>2</text:p>
          </table:table-cell>
          <table:table-cell office:value-type="float" office:value="0.796219998836517" calcext:value-type="float">
            <text:p>0.796219998836517</text:p>
          </table:table-cell>
          <table:table-cell office:value-type="float" office:value="0.750199997425079" calcext:value-type="float">
            <text:p>0.750199997425079</text:p>
          </table:table-cell>
          <table:table-cell office:value-type="float" office:value="0.647220000982285" calcext:value-type="float">
            <text:p>0.647220000982285</text:p>
          </table:table-cell>
          <table:table-cell office:value-type="float" office:value="0.5421999964118" calcext:value-type="float">
            <text:p>0.5421999964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3000006079674" calcext:value-type="float">
            <text:p>0.353000006079674</text:p>
          </table:table-cell>
          <table:table-cell office:value-type="float" office:value="0.272399999499321" calcext:value-type="float">
            <text:p>0.272399999499321</text:p>
          </table:table-cell>
          <table:table-cell office:value-type="float" office:value="0.380000001192093" calcext:value-type="float">
            <text:p>0.380000001192093</text:p>
          </table:table-cell>
          <table:table-cell office:value-type="float" office:value="0.163099999949336" calcext:value-type="float">
            <text:p>0.163099999949336</text:p>
          </table:table-cell>
          <table:table-cell office:value-type="float" office:value="3" calcext:value-type="float">
            <text:p>3</text:p>
          </table:table-cell>
          <table:table-cell office:value-type="float" office:value="0.560899998247623" calcext:value-type="float">
            <text:p>0.560899998247623</text:p>
          </table:table-cell>
          <table:table-cell office:value-type="float" office:value="0.530999997258186" calcext:value-type="float">
            <text:p>0.530999997258186</text:p>
          </table:table-cell>
          <table:table-cell office:value-type="float" office:value="0.55219999730587" calcext:value-type="float">
            <text:p>0.55219999730587</text:p>
          </table:table-cell>
          <table:table-cell office:value-type="float" office:value="0.531499998271465" calcext:value-type="float">
            <text:p>0.531499998271465</text:p>
          </table:table-cell>
          <table:table-cell office:value-type="float" office:value="3" calcext:value-type="float">
            <text:p>3</text:p>
          </table:table-cell>
          <table:table-cell office:value-type="float" office:value="0.796939998745918" calcext:value-type="float">
            <text:p>0.796939998745918</text:p>
          </table:table-cell>
          <table:table-cell office:value-type="float" office:value="0.750199998617172" calcext:value-type="float">
            <text:p>0.750199998617172</text:p>
          </table:table-cell>
          <table:table-cell office:value-type="float" office:value="0.705220000982284" calcext:value-type="float">
            <text:p>0.705220000982284</text:p>
          </table:table-cell>
          <table:table-cell office:value-type="float" office:value="0.62910000026226" calcext:value-type="float">
            <text:p>0.62910000026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7999998927116" calcext:value-type="float">
            <text:p>0.397999998927116</text:p>
          </table:table-cell>
          <table:table-cell office:value-type="float" office:value="0.300200001746416" calcext:value-type="float">
            <text:p>0.300200001746416</text:p>
          </table:table-cell>
          <table:table-cell office:value-type="float" office:value="0.399999994039535" calcext:value-type="float">
            <text:p>0.399999994039535</text:p>
          </table:table-cell>
          <table:table-cell office:value-type="float" office:value="0.270800001323223" calcext:value-type="float">
            <text:p>0.270800001323223</text:p>
          </table:table-cell>
          <table:table-cell office:value-type="float" office:value="4" calcext:value-type="float">
            <text:p>4</text:p>
          </table:table-cell>
          <table:table-cell office:value-type="float" office:value="0.570699999034405" calcext:value-type="float">
            <text:p>0.570699999034405</text:p>
          </table:table-cell>
          <table:table-cell office:value-type="float" office:value="0.546099996566772" calcext:value-type="float">
            <text:p>0.546099996566772</text:p>
          </table:table-cell>
          <table:table-cell office:value-type="float" office:value="0.555599999427795" calcext:value-type="float">
            <text:p>0.555599999427795</text:p>
          </table:table-cell>
          <table:table-cell office:value-type="float" office:value="0.543499996960163" calcext:value-type="float">
            <text:p>0.543499996960163</text:p>
          </table:table-cell>
          <table:table-cell office:value-type="float" office:value="4" calcext:value-type="float">
            <text:p>4</text:p>
          </table:table-cell>
          <table:table-cell office:value-type="float" office:value="0.795659998416901" calcext:value-type="float">
            <text:p>0.795659998416901</text:p>
          </table:table-cell>
          <table:table-cell office:value-type="float" office:value="0.763799998164177" calcext:value-type="float">
            <text:p>0.763799998164177</text:p>
          </table:table-cell>
          <table:table-cell office:value-type="float" office:value="0.746459999084473" calcext:value-type="float">
            <text:p>0.746459999084473</text:p>
          </table:table-cell>
          <table:table-cell office:value-type="float" office:value="0.618699998259544" calcext:value-type="float">
            <text:p>0.6186999982595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5" calcext:value-type="float">
            <text:p>0.425</text:p>
          </table:table-cell>
          <table:table-cell office:value-type="float" office:value="0.289500000327825" calcext:value-type="float">
            <text:p>0.289500000327825</text:p>
          </table:table-cell>
          <table:table-cell office:value-type="float" office:value="0.450999999046326" calcext:value-type="float">
            <text:p>0.450999999046326</text:p>
          </table:table-cell>
          <table:table-cell office:value-type="float" office:value="0.350800000876188" calcext:value-type="float">
            <text:p>0.350800000876188</text:p>
          </table:table-cell>
          <table:table-cell office:value-type="float" office:value="5" calcext:value-type="float">
            <text:p>5</text:p>
          </table:table-cell>
          <table:table-cell office:value-type="float" office:value="0.583199998736381" calcext:value-type="float">
            <text:p>0.583199998736381</text:p>
          </table:table-cell>
          <table:table-cell office:value-type="float" office:value="0.548799994885921" calcext:value-type="float">
            <text:p>0.548799994885921</text:p>
          </table:table-cell>
          <table:table-cell office:value-type="float" office:value="0.558100000321865" calcext:value-type="float">
            <text:p>0.558100000321865</text:p>
          </table:table-cell>
          <table:table-cell office:value-type="float" office:value="0.552399998009205" calcext:value-type="float">
            <text:p>0.552399998009205</text:p>
          </table:table-cell>
          <table:table-cell office:value-type="float" office:value="5" calcext:value-type="float">
            <text:p>5</text:p>
          </table:table-cell>
          <table:table-cell office:value-type="float" office:value="0.794459998011589" calcext:value-type="float">
            <text:p>0.794459998011589</text:p>
          </table:table-cell>
          <table:table-cell office:value-type="float" office:value="0.751899999380112" calcext:value-type="float">
            <text:p>0.751899999380112</text:p>
          </table:table-cell>
          <table:table-cell office:value-type="float" office:value="0.775979999184608" calcext:value-type="float">
            <text:p>0.775979999184608</text:p>
          </table:table-cell>
          <table:table-cell office:value-type="float" office:value="0.731900000572205" calcext:value-type="float">
            <text:p>0.7319000005722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3000000715256" calcext:value-type="float">
            <text:p>0.443000000715256</text:p>
          </table:table-cell>
          <table:table-cell office:value-type="float" office:value="0.302600001692772" calcext:value-type="float">
            <text:p>0.302600001692772</text:p>
          </table:table-cell>
          <table:table-cell office:value-type="float" office:value="0.477999997138977" calcext:value-type="float">
            <text:p>0.477999997138977</text:p>
          </table:table-cell>
          <table:table-cell office:value-type="float" office:value="0.333200002908707" calcext:value-type="float">
            <text:p>0.333200002908707</text:p>
          </table:table-cell>
          <table:table-cell office:value-type="float" office:value="6" calcext:value-type="float">
            <text:p>6</text:p>
          </table:table-cell>
          <table:table-cell office:value-type="float" office:value="0.585799997150898" calcext:value-type="float">
            <text:p>0.585799997150898</text:p>
          </table:table-cell>
          <table:table-cell office:value-type="float" office:value="0.550499994456768" calcext:value-type="float">
            <text:p>0.550499994456768</text:p>
          </table:table-cell>
          <table:table-cell office:value-type="float" office:value="0.572099997401238" calcext:value-type="float">
            <text:p>0.572099997401238</text:p>
          </table:table-cell>
          <table:table-cell office:value-type="float" office:value="0.55009999781847" calcext:value-type="float">
            <text:p>0.55009999781847</text:p>
          </table:table-cell>
          <table:table-cell office:value-type="float" office:value="6" calcext:value-type="float">
            <text:p>6</text:p>
          </table:table-cell>
          <table:table-cell office:value-type="float" office:value="0.799499998092651" calcext:value-type="float">
            <text:p>0.799499998092651</text:p>
          </table:table-cell>
          <table:table-cell office:value-type="float" office:value="0.759899996519089" calcext:value-type="float">
            <text:p>0.759899996519089</text:p>
          </table:table-cell>
          <table:table-cell office:value-type="float" office:value="0.793859998822212" calcext:value-type="float">
            <text:p>0.793859998822212</text:p>
          </table:table-cell>
          <table:table-cell office:value-type="float" office:value="0.752300001382828" calcext:value-type="float">
            <text:p>0.752300001382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3999996781349" calcext:value-type="float">
            <text:p>0.493999996781349</text:p>
          </table:table-cell>
          <table:table-cell office:value-type="float" office:value="0.330400001853704" calcext:value-type="float">
            <text:p>0.330400001853704</text:p>
          </table:table-cell>
          <table:table-cell office:value-type="float" office:value="0.489999997615814" calcext:value-type="float">
            <text:p>0.489999997615814</text:p>
          </table:table-cell>
          <table:table-cell office:value-type="float" office:value="0.376399999260902" calcext:value-type="float">
            <text:p>0.376399999260902</text:p>
          </table:table-cell>
          <table:table-cell office:value-type="float" office:value="7" calcext:value-type="float">
            <text:p>7</text:p>
          </table:table-cell>
          <table:table-cell office:value-type="float" office:value="0.602799996435642" calcext:value-type="float">
            <text:p>0.602799996435642</text:p>
          </table:table-cell>
          <table:table-cell office:value-type="float" office:value="0.555299996733665" calcext:value-type="float">
            <text:p>0.555299996733665</text:p>
          </table:table-cell>
          <table:table-cell office:value-type="float" office:value="0.567599998116493" calcext:value-type="float">
            <text:p>0.567599998116493</text:p>
          </table:table-cell>
          <table:table-cell office:value-type="float" office:value="0.546899996101856" calcext:value-type="float">
            <text:p>0.546899996101856</text:p>
          </table:table-cell>
          <table:table-cell office:value-type="float" office:value="7" calcext:value-type="float">
            <text:p>7</text:p>
          </table:table-cell>
          <table:table-cell office:value-type="float" office:value="0.799919998407364" calcext:value-type="float">
            <text:p>0.799919998407364</text:p>
          </table:table-cell>
          <table:table-cell office:value-type="float" office:value="0.765199999213219" calcext:value-type="float">
            <text:p>0.765199999213219</text:p>
          </table:table-cell>
          <table:table-cell office:value-type="float" office:value="0.811019996881485" calcext:value-type="float">
            <text:p>0.811019996881485</text:p>
          </table:table-cell>
          <table:table-cell office:value-type="float" office:value="0.715399998426437" calcext:value-type="float">
            <text:p>0.715399998426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8000000119209" calcext:value-type="float">
            <text:p>0.478000000119209</text:p>
          </table:table-cell>
          <table:table-cell office:value-type="float" office:value="0.349900000542402" calcext:value-type="float">
            <text:p>0.349900000542402</text:p>
          </table:table-cell>
          <table:table-cell office:value-type="float" office:value="0.511999997496605" calcext:value-type="float">
            <text:p>0.511999997496605</text:p>
          </table:table-cell>
          <table:table-cell office:value-type="float" office:value="0.317700000852346" calcext:value-type="float">
            <text:p>0.317700000852346</text:p>
          </table:table-cell>
          <table:table-cell office:value-type="float" office:value="8" calcext:value-type="float">
            <text:p>8</text:p>
          </table:table-cell>
          <table:table-cell office:value-type="float" office:value="0.612199999094009" calcext:value-type="float">
            <text:p>0.612199999094009</text:p>
          </table:table-cell>
          <table:table-cell office:value-type="float" office:value="0.562899996638298" calcext:value-type="float">
            <text:p>0.562899996638298</text:p>
          </table:table-cell>
          <table:table-cell office:value-type="float" office:value="0.578899998664856" calcext:value-type="float">
            <text:p>0.578899998664856</text:p>
          </table:table-cell>
          <table:table-cell office:value-type="float" office:value="0.558099998831749" calcext:value-type="float">
            <text:p>0.558099998831749</text:p>
          </table:table-cell>
          <table:table-cell office:value-type="float" office:value="8" calcext:value-type="float">
            <text:p>8</text:p>
          </table:table-cell>
          <table:table-cell office:value-type="float" office:value="0.800859997868538" calcext:value-type="float">
            <text:p>0.800859997868538</text:p>
          </table:table-cell>
          <table:table-cell office:value-type="float" office:value="0.767099999785423" calcext:value-type="float">
            <text:p>0.767099999785423</text:p>
          </table:table-cell>
          <table:table-cell office:value-type="float" office:value="0.823959998011589" calcext:value-type="float">
            <text:p>0.823959998011589</text:p>
          </table:table-cell>
          <table:table-cell office:value-type="float" office:value="0.790700001716614" calcext:value-type="float">
            <text:p>0.7907000017166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6999990344047" calcext:value-type="float">
            <text:p>0.506999990344047</text:p>
          </table:table-cell>
          <table:table-cell office:value-type="float" office:value="0.339199999272823" calcext:value-type="float">
            <text:p>0.339199999272823</text:p>
          </table:table-cell>
          <table:table-cell office:value-type="float" office:value="0.510999998450279" calcext:value-type="float">
            <text:p>0.510999998450279</text:p>
          </table:table-cell>
          <table:table-cell office:value-type="float" office:value="0.33740000128746" calcext:value-type="float">
            <text:p>0.33740000128746</text:p>
          </table:table-cell>
          <table:table-cell office:value-type="float" office:value="9" calcext:value-type="float">
            <text:p>9</text:p>
          </table:table-cell>
          <table:table-cell office:value-type="float" office:value="0.611800002455711" calcext:value-type="float">
            <text:p>0.611800002455711</text:p>
          </table:table-cell>
          <table:table-cell office:value-type="float" office:value="0.556099998354912" calcext:value-type="float">
            <text:p>0.556099998354912</text:p>
          </table:table-cell>
          <table:table-cell office:value-type="float" office:value="0.581399999260902" calcext:value-type="float">
            <text:p>0.581399999260902</text:p>
          </table:table-cell>
          <table:table-cell office:value-type="float" office:value="0.546299996674061" calcext:value-type="float">
            <text:p>0.546299996674061</text:p>
          </table:table-cell>
          <table:table-cell office:value-type="float" office:value="9" calcext:value-type="float">
            <text:p>9</text:p>
          </table:table-cell>
          <table:table-cell office:value-type="float" office:value="0.799419997930527" calcext:value-type="float">
            <text:p>0.799419997930527</text:p>
          </table:table-cell>
          <table:table-cell office:value-type="float" office:value="0.74960000038147" calcext:value-type="float">
            <text:p>0.74960000038147</text:p>
          </table:table-cell>
          <table:table-cell office:value-type="float" office:value="0.834839998602867" calcext:value-type="float">
            <text:p>0.834839998602867</text:p>
          </table:table-cell>
          <table:table-cell office:value-type="float" office:value="0.70980000436306" calcext:value-type="float">
            <text:p>0.70980000436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6000004410744" calcext:value-type="float">
            <text:p>0.536000004410744</text:p>
          </table:table-cell>
          <table:table-cell office:value-type="float" office:value="0.349400001168251" calcext:value-type="float">
            <text:p>0.349400001168251</text:p>
          </table:table-cell>
          <table:table-cell office:value-type="float" office:value="0.524999997019768" calcext:value-type="float">
            <text:p>0.524999997019768</text:p>
          </table:table-cell>
          <table:table-cell office:value-type="float" office:value="0.343899999856949" calcext:value-type="float">
            <text:p>0.343899999856949</text:p>
          </table:table-cell>
          <table:table-cell office:value-type="float" office:value="10" calcext:value-type="float">
            <text:p>10</text:p>
          </table:table-cell>
          <table:table-cell office:value-type="float" office:value="0.619999998807907" calcext:value-type="float">
            <text:p>0.619999998807907</text:p>
          </table:table-cell>
          <table:table-cell office:value-type="float" office:value="0.522799995541573" calcext:value-type="float">
            <text:p>0.522799995541573</text:p>
          </table:table-cell>
          <table:table-cell office:value-type="float" office:value="0.578199998438358" calcext:value-type="float">
            <text:p>0.578199998438358</text:p>
          </table:table-cell>
          <table:table-cell office:value-type="float" office:value="0.561499997973442" calcext:value-type="float">
            <text:p>0.561499997973442</text:p>
          </table:table-cell>
          <table:table-cell office:value-type="float" office:value="10" calcext:value-type="float">
            <text:p>10</text:p>
          </table:table-cell>
          <table:table-cell office:value-type="float" office:value="0.80133999812603" calcext:value-type="float">
            <text:p>0.80133999812603</text:p>
          </table:table-cell>
          <table:table-cell office:value-type="float" office:value="0.753799996972084" calcext:value-type="float">
            <text:p>0.753799996972084</text:p>
          </table:table-cell>
          <table:table-cell office:value-type="float" office:value="0.843239998579025" calcext:value-type="float">
            <text:p>0.843239998579025</text:p>
          </table:table-cell>
          <table:table-cell office:value-type="float" office:value="0.756300002932549" calcext:value-type="float">
            <text:p>0.756300002932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2000002264976" calcext:value-type="float">
            <text:p>0.532000002264976</text:p>
          </table:table-cell>
          <table:table-cell office:value-type="float" office:value="0.335500001013279" calcext:value-type="float">
            <text:p>0.335500001013279</text:p>
          </table:table-cell>
          <table:table-cell office:value-type="float" office:value="0.559999996423721" calcext:value-type="float">
            <text:p>0.559999996423721</text:p>
          </table:table-cell>
          <table:table-cell office:value-type="float" office:value="0.356400002539158" calcext:value-type="float">
            <text:p>0.356400002539158</text:p>
          </table:table-cell>
          <table:table-cell office:value-type="float" office:value="11" calcext:value-type="float">
            <text:p>11</text:p>
          </table:table-cell>
          <table:table-cell office:value-type="float" office:value="0.622400000095367" calcext:value-type="float">
            <text:p>0.622400000095367</text:p>
          </table:table-cell>
          <table:table-cell office:value-type="float" office:value="0.567599997222424" calcext:value-type="float">
            <text:p>0.567599997222424</text:p>
          </table:table-cell>
          <table:table-cell office:value-type="float" office:value="0.586799999177456" calcext:value-type="float">
            <text:p>0.586799999177456</text:p>
          </table:table-cell>
          <table:table-cell office:value-type="float" office:value="0.563099994063377" calcext:value-type="float">
            <text:p>0.563099994063377</text:p>
          </table:table-cell>
          <table:table-cell office:value-type="float" office:value="11" calcext:value-type="float">
            <text:p>11</text:p>
          </table:table-cell>
          <table:table-cell office:value-type="float" office:value="0.800579998135567" calcext:value-type="float">
            <text:p>0.800579998135567</text:p>
          </table:table-cell>
          <table:table-cell office:value-type="float" office:value="0.750500000119209" calcext:value-type="float">
            <text:p>0.750500000119209</text:p>
          </table:table-cell>
          <table:table-cell office:value-type="float" office:value="0.852340000391006" calcext:value-type="float">
            <text:p>0.852340000391006</text:p>
          </table:table-cell>
          <table:table-cell office:value-type="float" office:value="0.787799998521805" calcext:value-type="float">
            <text:p>0.7877999985218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6000000238419" calcext:value-type="float">
            <text:p>0.556000000238419</text:p>
          </table:table-cell>
          <table:table-cell office:value-type="float" office:value="0.356500002741814" calcext:value-type="float">
            <text:p>0.356500002741814</text:p>
          </table:table-cell>
          <table:table-cell office:value-type="float" office:value="0.588999992609024" calcext:value-type="float">
            <text:p>0.588999992609024</text:p>
          </table:table-cell>
          <table:table-cell office:value-type="float" office:value="0.364400000274181" calcext:value-type="float">
            <text:p>0.364400000274181</text:p>
          </table:table-cell>
          <table:table-cell office:value-type="float" office:value="12" calcext:value-type="float">
            <text:p>12</text:p>
          </table:table-cell>
          <table:table-cell office:value-type="float" office:value="0.63410000026226" calcext:value-type="float">
            <text:p>0.63410000026226</text:p>
          </table:table-cell>
          <table:table-cell office:value-type="float" office:value="0.572299997508526" calcext:value-type="float">
            <text:p>0.572299997508526</text:p>
          </table:table-cell>
          <table:table-cell office:value-type="float" office:value="0.584799999892712" calcext:value-type="float">
            <text:p>0.584799999892712</text:p>
          </table:table-cell>
          <table:table-cell office:value-type="float" office:value="0.558699998557568" calcext:value-type="float">
            <text:p>0.558699998557568</text:p>
          </table:table-cell>
          <table:table-cell office:value-type="float" office:value="12" calcext:value-type="float">
            <text:p>12</text:p>
          </table:table-cell>
          <table:table-cell office:value-type="float" office:value="0.801939997911453" calcext:value-type="float">
            <text:p>0.801939997911453</text:p>
          </table:table-cell>
          <table:table-cell office:value-type="float" office:value="0.749200001358986" calcext:value-type="float">
            <text:p>0.749200001358986</text:p>
          </table:table-cell>
          <table:table-cell office:value-type="float" office:value="0.858699999690056" calcext:value-type="float">
            <text:p>0.858699999690056</text:p>
          </table:table-cell>
          <table:table-cell office:value-type="float" office:value="0.758900000452995" calcext:value-type="float">
            <text:p>0.758900000452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500001013279" calcext:value-type="float">
            <text:p>0.55500001013279</text:p>
          </table:table-cell>
          <table:table-cell office:value-type="float" office:value="0.377500000298023" calcext:value-type="float">
            <text:p>0.377500000298023</text:p>
          </table:table-cell>
          <table:table-cell office:value-type="float" office:value="0.58199999332428" calcext:value-type="float">
            <text:p>0.58199999332428</text:p>
          </table:table-cell>
          <table:table-cell office:value-type="float" office:value="0.290700001269579" calcext:value-type="float">
            <text:p>0.290700001269579</text:p>
          </table:table-cell>
          <table:table-cell office:value-type="float" office:value="13" calcext:value-type="float">
            <text:p>13</text:p>
          </table:table-cell>
          <table:table-cell office:value-type="float" office:value="0.633099999427795" calcext:value-type="float">
            <text:p>0.633099999427795</text:p>
          </table:table-cell>
          <table:table-cell office:value-type="float" office:value="0.574299998879433" calcext:value-type="float">
            <text:p>0.574299998879433</text:p>
          </table:table-cell>
          <table:table-cell office:value-type="float" office:value="0.588200000822544" calcext:value-type="float">
            <text:p>0.588200000822544</text:p>
          </table:table-cell>
          <table:table-cell office:value-type="float" office:value="0.55809999525547" calcext:value-type="float">
            <text:p>0.55809999525547</text:p>
          </table:table-cell>
          <table:table-cell office:value-type="float" office:value="13" calcext:value-type="float">
            <text:p>13</text:p>
          </table:table-cell>
          <table:table-cell office:value-type="float" office:value="0.807019998073578" calcext:value-type="float">
            <text:p>0.807019998073578</text:p>
          </table:table-cell>
          <table:table-cell office:value-type="float" office:value="0.742099999189377" calcext:value-type="float">
            <text:p>0.742099999189377</text:p>
          </table:table-cell>
          <table:table-cell office:value-type="float" office:value="0.865859999060631" calcext:value-type="float">
            <text:p>0.865859999060631</text:p>
          </table:table-cell>
          <table:table-cell office:value-type="float" office:value="0.777199999094009" calcext:value-type="float">
            <text:p>0.777199999094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1500002741814" calcext:value-type="float">
            <text:p>0.331500002741814</text:p>
          </table:table-cell>
          <table:table-cell office:value-type="float" office:value="0.626999998092651" calcext:value-type="float">
            <text:p>0.626999998092651</text:p>
          </table:table-cell>
          <table:table-cell office:value-type="float" office:value="0.346400001347065" calcext:value-type="float">
            <text:p>0.346400001347065</text:p>
          </table:table-cell>
          <table:table-cell office:value-type="float" office:value="14" calcext:value-type="float">
            <text:p>14</text:p>
          </table:table-cell>
          <table:table-cell office:value-type="float" office:value="0.635299999117851" calcext:value-type="float">
            <text:p>0.635299999117851</text:p>
          </table:table-cell>
          <table:table-cell office:value-type="float" office:value="0.562999997437" calcext:value-type="float">
            <text:p>0.562999997437</text:p>
          </table:table-cell>
          <table:table-cell office:value-type="float" office:value="0.59139999628067" calcext:value-type="float">
            <text:p>0.59139999628067</text:p>
          </table:table-cell>
          <table:table-cell office:value-type="float" office:value="0.569799999594688" calcext:value-type="float">
            <text:p>0.569799999594688</text:p>
          </table:table-cell>
          <table:table-cell office:value-type="float" office:value="14" calcext:value-type="float">
            <text:p>14</text:p>
          </table:table-cell>
          <table:table-cell office:value-type="float" office:value="0.804299997329712" calcext:value-type="float">
            <text:p>0.804299997329712</text:p>
          </table:table-cell>
          <table:table-cell office:value-type="float" office:value="0.747699999213219" calcext:value-type="float">
            <text:p>0.747699999213219</text:p>
          </table:table-cell>
          <table:table-cell office:value-type="float" office:value="0.870859999775887" calcext:value-type="float">
            <text:p>0.870859999775887</text:p>
          </table:table-cell>
          <table:table-cell office:value-type="float" office:value="0.827199999690056" calcext:value-type="float">
            <text:p>0.827199999690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7999995946884" calcext:value-type="float">
            <text:p>0.597999995946884</text:p>
          </table:table-cell>
          <table:table-cell office:value-type="float" office:value="0.405799999237061" calcext:value-type="float">
            <text:p>0.405799999237061</text:p>
          </table:table-cell>
          <table:table-cell office:value-type="float" office:value="0.644999992847443" calcext:value-type="float">
            <text:p>0.644999992847443</text:p>
          </table:table-cell>
          <table:table-cell office:value-type="float" office:value="0.449499997496605" calcext:value-type="float">
            <text:p>0.449499997496605</text:p>
          </table:table-cell>
          <table:table-cell office:value-type="float" office:value="15" calcext:value-type="float">
            <text:p>15</text:p>
          </table:table-cell>
          <table:table-cell office:value-type="float" office:value="0.648200000226498" calcext:value-type="float">
            <text:p>0.648200000226498</text:p>
          </table:table-cell>
          <table:table-cell office:value-type="float" office:value="0.577199999988079" calcext:value-type="float">
            <text:p>0.577199999988079</text:p>
          </table:table-cell>
          <table:table-cell office:value-type="float" office:value="0.602500000298023" calcext:value-type="float">
            <text:p>0.602500000298023</text:p>
          </table:table-cell>
          <table:table-cell office:value-type="float" office:value="0.568299998342991" calcext:value-type="float">
            <text:p>0.568299998342991</text:p>
          </table:table-cell>
          <table:table-cell office:value-type="float" office:value="15" calcext:value-type="float">
            <text:p>15</text:p>
          </table:table-cell>
          <table:table-cell office:value-type="float" office:value="0.808739998817444" calcext:value-type="float">
            <text:p>0.808739998817444</text:p>
          </table:table-cell>
          <table:table-cell office:value-type="float" office:value="0.762399997711182" calcext:value-type="float">
            <text:p>0.762399997711182</text:p>
          </table:table-cell>
          <table:table-cell office:value-type="float" office:value="0.877999999403954" calcext:value-type="float">
            <text:p>0.877999999403954</text:p>
          </table:table-cell>
          <table:table-cell office:value-type="float" office:value="0.777499999403954" calcext:value-type="float">
            <text:p>0.777499999403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6000000238419" calcext:value-type="float">
            <text:p>0.606000000238419</text:p>
          </table:table-cell>
          <table:table-cell office:value-type="float" office:value="0.288700001090765" calcext:value-type="float">
            <text:p>0.288700001090765</text:p>
          </table:table-cell>
          <table:table-cell office:value-type="float" office:value="0.650999999046326" calcext:value-type="float">
            <text:p>0.650999999046326</text:p>
          </table:table-cell>
          <table:table-cell office:value-type="float" office:value="0.436499998867512" calcext:value-type="float">
            <text:p>0.436499998867512</text:p>
          </table:table-cell>
          <table:table-cell office:value-type="float" office:value="16" calcext:value-type="float">
            <text:p>16</text:p>
          </table:table-cell>
          <table:table-cell office:value-type="float" office:value="0.647300001382828" calcext:value-type="float">
            <text:p>0.647300001382828</text:p>
          </table:table-cell>
          <table:table-cell office:value-type="float" office:value="0.579199997186661" calcext:value-type="float">
            <text:p>0.579199997186661</text:p>
          </table:table-cell>
          <table:table-cell office:value-type="float" office:value="0.597400000095367" calcext:value-type="float">
            <text:p>0.597400000095367</text:p>
          </table:table-cell>
          <table:table-cell office:value-type="float" office:value="0.566899996697903" calcext:value-type="float">
            <text:p>0.566899996697903</text:p>
          </table:table-cell>
          <table:table-cell office:value-type="float" office:value="16" calcext:value-type="float">
            <text:p>16</text:p>
          </table:table-cell>
          <table:table-cell office:value-type="float" office:value="0.807899998426437" calcext:value-type="float">
            <text:p>0.807899998426437</text:p>
          </table:table-cell>
          <table:table-cell office:value-type="float" office:value="0.768599998950958" calcext:value-type="float">
            <text:p>0.768599998950958</text:p>
          </table:table-cell>
          <table:table-cell office:value-type="float" office:value="0.879759999513626" calcext:value-type="float">
            <text:p>0.879759999513626</text:p>
          </table:table-cell>
          <table:table-cell office:value-type="float" office:value="0.676400005221367" calcext:value-type="float">
            <text:p>0.6764000052213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23000001907349" calcext:value-type="float">
            <text:p>0.623000001907349</text:p>
          </table:table-cell>
          <table:table-cell office:value-type="float" office:value="0.360300000160933" calcext:value-type="float">
            <text:p>0.360300000160933</text:p>
          </table:table-cell>
          <table:table-cell office:value-type="float" office:value="0.683000004291534" calcext:value-type="float">
            <text:p>0.683000004291534</text:p>
          </table:table-cell>
          <table:table-cell office:value-type="float" office:value="0.443099998235703" calcext:value-type="float">
            <text:p>0.443099998235703</text:p>
          </table:table-cell>
          <table:table-cell office:value-type="float" office:value="17" calcext:value-type="float">
            <text:p>17</text:p>
          </table:table-cell>
          <table:table-cell office:value-type="float" office:value="0.657600000500679" calcext:value-type="float">
            <text:p>0.657600000500679</text:p>
          </table:table-cell>
          <table:table-cell office:value-type="float" office:value="0.556599999666214" calcext:value-type="float">
            <text:p>0.556599999666214</text:p>
          </table:table-cell>
          <table:table-cell office:value-type="float" office:value="0.599299998283386" calcext:value-type="float">
            <text:p>0.599299998283386</text:p>
          </table:table-cell>
          <table:table-cell office:value-type="float" office:value="0.567299996912479" calcext:value-type="float">
            <text:p>0.567299996912479</text:p>
          </table:table-cell>
          <table:table-cell office:value-type="float" office:value="17" calcext:value-type="float">
            <text:p>17</text:p>
          </table:table-cell>
          <table:table-cell office:value-type="float" office:value="0.808319997787475" calcext:value-type="float">
            <text:p>0.808319997787475</text:p>
          </table:table-cell>
          <table:table-cell office:value-type="float" office:value="0.757800000309944" calcext:value-type="float">
            <text:p>0.757800000309944</text:p>
          </table:table-cell>
          <table:table-cell office:value-type="float" office:value="0.88757999932766" calcext:value-type="float">
            <text:p>0.88757999932766</text:p>
          </table:table-cell>
          <table:table-cell office:value-type="float" office:value="0.756899997591972" calcext:value-type="float">
            <text:p>0.7568999975919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19000005722046" calcext:value-type="float">
            <text:p>0.619000005722046</text:p>
          </table:table-cell>
          <table:table-cell office:value-type="float" office:value="0.365399999916553" calcext:value-type="float">
            <text:p>0.365399999916553</text:p>
          </table:table-cell>
          <table:table-cell office:value-type="float" office:value="0.705999994277954" calcext:value-type="float">
            <text:p>0.705999994277954</text:p>
          </table:table-cell>
          <table:table-cell office:value-type="float" office:value="0.463299995958805" calcext:value-type="float">
            <text:p>0.463299995958805</text:p>
          </table:table-cell>
          <table:table-cell office:value-type="float" office:value="18" calcext:value-type="float">
            <text:p>18</text:p>
          </table:table-cell>
          <table:table-cell office:value-type="float" office:value="0.654800002574921" calcext:value-type="float">
            <text:p>0.654800002574921</text:p>
          </table:table-cell>
          <table:table-cell office:value-type="float" office:value="0.573899997770786" calcext:value-type="float">
            <text:p>0.573899997770786</text:p>
          </table:table-cell>
          <table:table-cell office:value-type="float" office:value="0.6058999979496" calcext:value-type="float">
            <text:p>0.6058999979496</text:p>
          </table:table-cell>
          <table:table-cell office:value-type="float" office:value="0.570899999141693" calcext:value-type="float">
            <text:p>0.570899999141693</text:p>
          </table:table-cell>
          <table:table-cell office:value-type="float" office:value="18" calcext:value-type="float">
            <text:p>18</text:p>
          </table:table-cell>
          <table:table-cell office:value-type="float" office:value="0.810759997963905" calcext:value-type="float">
            <text:p>0.810759997963905</text:p>
          </table:table-cell>
          <table:table-cell office:value-type="float" office:value="0.763799999952316" calcext:value-type="float">
            <text:p>0.763799999952316</text:p>
          </table:table-cell>
          <table:table-cell office:value-type="float" office:value="0.889760000705719" calcext:value-type="float">
            <text:p>0.889760000705719</text:p>
          </table:table-cell>
          <table:table-cell office:value-type="float" office:value="0.810500000119209" calcext:value-type="float">
            <text:p>0.810500000119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3000004291534" calcext:value-type="float">
            <text:p>0.683000004291534</text:p>
          </table:table-cell>
          <table:table-cell office:value-type="float" office:value="0.333900002241135" calcext:value-type="float">
            <text:p>0.333900002241135</text:p>
          </table:table-cell>
          <table:table-cell office:value-type="float" office:value="0.729000002145767" calcext:value-type="float">
            <text:p>0.729000002145767</text:p>
          </table:table-cell>
          <table:table-cell office:value-type="float" office:value="0.47389999806881" calcext:value-type="float">
            <text:p>0.47389999806881</text:p>
          </table:table-cell>
          <table:table-cell office:value-type="float" office:value="19" calcext:value-type="float">
            <text:p>19</text:p>
          </table:table-cell>
          <table:table-cell office:value-type="float" office:value="0.656700000762939" calcext:value-type="float">
            <text:p>0.656700000762939</text:p>
          </table:table-cell>
          <table:table-cell office:value-type="float" office:value="0.584699994921684" calcext:value-type="float">
            <text:p>0.584699994921684</text:p>
          </table:table-cell>
          <table:table-cell office:value-type="float" office:value="0.612200000882149" calcext:value-type="float">
            <text:p>0.612200000882149</text:p>
          </table:table-cell>
          <table:table-cell office:value-type="float" office:value="0.571299998760223" calcext:value-type="float">
            <text:p>0.571299998760223</text:p>
          </table:table-cell>
          <table:table-cell office:value-type="float" office:value="19" calcext:value-type="float">
            <text:p>19</text:p>
          </table:table-cell>
          <table:table-cell office:value-type="float" office:value="0.81217999792099" calcext:value-type="float">
            <text:p>0.81217999792099</text:p>
          </table:table-cell>
          <table:table-cell office:value-type="float" office:value="0.765000002384186" calcext:value-type="float">
            <text:p>0.765000002384186</text:p>
          </table:table-cell>
          <table:table-cell office:value-type="float" office:value="0.89194000005722" calcext:value-type="float">
            <text:p>0.89194000005722</text:p>
          </table:table-cell>
          <table:table-cell office:value-type="float" office:value="0.807899994850159" calcext:value-type="float">
            <text:p>0.807899994850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0.346400001645088" calcext:value-type="float">
            <text:p>0.346400001645088</text:p>
          </table:table-cell>
          <table:table-cell office:value-type="float" office:value="0.703999990224838" calcext:value-type="float">
            <text:p>0.703999990224838</text:p>
          </table:table-cell>
          <table:table-cell office:value-type="float" office:value="0.441199997067452" calcext:value-type="float">
            <text:p>0.441199997067452</text:p>
          </table:table-cell>
          <table:table-cell office:value-type="float" office:value="20" calcext:value-type="float">
            <text:p>20</text:p>
          </table:table-cell>
          <table:table-cell office:value-type="float" office:value="0.666700001955032" calcext:value-type="float">
            <text:p>0.666700001955032</text:p>
          </table:table-cell>
          <table:table-cell office:value-type="float" office:value="0.570800001621246" calcext:value-type="float">
            <text:p>0.570800001621246</text:p>
          </table:table-cell>
          <table:table-cell office:value-type="float" office:value="0.611499999761581" calcext:value-type="float">
            <text:p>0.611499999761581</text:p>
          </table:table-cell>
          <table:table-cell office:value-type="float" office:value="0.573499995172024" calcext:value-type="float">
            <text:p>0.573499995172024</text:p>
          </table:table-cell>
          <table:table-cell office:value-type="float" office:value="20" calcext:value-type="float">
            <text:p>20</text:p>
          </table:table-cell>
          <table:table-cell office:value-type="float" office:value="0.811379997968674" calcext:value-type="float">
            <text:p>0.811379997968674</text:p>
          </table:table-cell>
          <table:table-cell office:value-type="float" office:value="0.759999998807907" calcext:value-type="float">
            <text:p>0.759999998807907</text:p>
          </table:table-cell>
          <table:table-cell office:value-type="float" office:value="0.897240002274513" calcext:value-type="float">
            <text:p>0.897240002274513</text:p>
          </table:table-cell>
          <table:table-cell office:value-type="float" office:value="0.816399998664856" calcext:value-type="float">
            <text:p>0.816399998664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78000003099442" calcext:value-type="float">
            <text:p>0.678000003099442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729000002145767" calcext:value-type="float">
            <text:p>0.729000002145767</text:p>
          </table:table-cell>
          <table:table-cell office:value-type="float" office:value="0.377800000309944" calcext:value-type="float">
            <text:p>0.377800000309944</text:p>
          </table:table-cell>
          <table:table-cell office:value-type="float" office:value="21" calcext:value-type="float">
            <text:p>21</text:p>
          </table:table-cell>
          <table:table-cell office:value-type="float" office:value="0.664800000786781" calcext:value-type="float">
            <text:p>0.664800000786781</text:p>
          </table:table-cell>
          <table:table-cell office:value-type="float" office:value="0.590200000405312" calcext:value-type="float">
            <text:p>0.590200000405312</text:p>
          </table:table-cell>
          <table:table-cell office:value-type="float" office:value="0.611199998259544" calcext:value-type="float">
            <text:p>0.611199998259544</text:p>
          </table:table-cell>
          <table:table-cell office:value-type="float" office:value="0.579299996495247" calcext:value-type="float">
            <text:p>0.579299996495247</text:p>
          </table:table-cell>
          <table:table-cell office:value-type="float" office:value="21" calcext:value-type="float">
            <text:p>21</text:p>
          </table:table-cell>
          <table:table-cell office:value-type="float" office:value="0.81127999818325" calcext:value-type="float">
            <text:p>0.81127999818325</text:p>
          </table:table-cell>
          <table:table-cell office:value-type="float" office:value="0.756700000762939" calcext:value-type="float">
            <text:p>0.756700000762939</text:p>
          </table:table-cell>
          <table:table-cell office:value-type="float" office:value="0.923460001707077" calcext:value-type="float">
            <text:p>0.923460001707077</text:p>
          </table:table-cell>
          <table:table-cell office:value-type="float" office:value="0.881199997663498" calcext:value-type="float">
            <text:p>0.8811999976634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5000004768372" calcext:value-type="float">
            <text:p>0.745000004768372</text:p>
          </table:table-cell>
          <table:table-cell office:value-type="float" office:value="0.401700000166893" calcext:value-type="float">
            <text:p>0.401700000166893</text:p>
          </table:table-cell>
          <table:table-cell office:value-type="float" office:value="0.739999997615814" calcext:value-type="float">
            <text:p>0.739999997615814</text:p>
          </table:table-cell>
          <table:table-cell office:value-type="float" office:value="0.437699999213219" calcext:value-type="float">
            <text:p>0.437699999213219</text:p>
          </table:table-cell>
          <table:table-cell office:value-type="float" office:value="22" calcext:value-type="float">
            <text:p>22</text:p>
          </table:table-cell>
          <table:table-cell office:value-type="float" office:value="0.674700001478195" calcext:value-type="float">
            <text:p>0.674700001478195</text:p>
          </table:table-cell>
          <table:table-cell office:value-type="float" office:value="0.608000000715256" calcext:value-type="float">
            <text:p>0.608000000715256</text:p>
          </table:table-cell>
          <table:table-cell office:value-type="float" office:value="0.610999999642372" calcext:value-type="float">
            <text:p>0.610999999642372</text:p>
          </table:table-cell>
          <table:table-cell office:value-type="float" office:value="0.571399999260902" calcext:value-type="float">
            <text:p>0.571399999260902</text:p>
          </table:table-cell>
          <table:table-cell office:value-type="float" office:value="22" calcext:value-type="float">
            <text:p>22</text:p>
          </table:table-cell>
          <table:table-cell office:value-type="float" office:value="0.812339996814728" calcext:value-type="float">
            <text:p>0.812339996814728</text:p>
          </table:table-cell>
          <table:table-cell office:value-type="float" office:value="0.76040000140667" calcext:value-type="float">
            <text:p>0.76040000140667</text:p>
          </table:table-cell>
          <table:table-cell office:value-type="float" office:value="0.929140001654625" calcext:value-type="float">
            <text:p>0.929140001654625</text:p>
          </table:table-cell>
          <table:table-cell office:value-type="float" office:value="0.884499996900559" calcext:value-type="float">
            <text:p>0.8844999969005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55000001192093" calcext:value-type="float">
            <text:p>0.755000001192093</text:p>
          </table:table-cell>
          <table:table-cell office:value-type="float" office:value="0.374200000166893" calcext:value-type="float">
            <text:p>0.374200000166893</text:p>
          </table:table-cell>
          <table:table-cell office:value-type="float" office:value="0.751999998092651" calcext:value-type="float">
            <text:p>0.751999998092651</text:p>
          </table:table-cell>
          <table:table-cell office:value-type="float" office:value="0.425799997150898" calcext:value-type="float">
            <text:p>0.425799997150898</text:p>
          </table:table-cell>
          <table:table-cell office:value-type="float" office:value="23" calcext:value-type="float">
            <text:p>23</text:p>
          </table:table-cell>
          <table:table-cell office:value-type="float" office:value="0.675200002789497" calcext:value-type="float">
            <text:p>0.675200002789497</text:p>
          </table:table-cell>
          <table:table-cell office:value-type="float" office:value="0.618899996876717" calcext:value-type="float">
            <text:p>0.618899996876717</text:p>
          </table:table-cell>
          <table:table-cell office:value-type="float" office:value="0.613700001835823" calcext:value-type="float">
            <text:p>0.613700001835823</text:p>
          </table:table-cell>
          <table:table-cell office:value-type="float" office:value="0.576099996864796" calcext:value-type="float">
            <text:p>0.576099996864796</text:p>
          </table:table-cell>
          <table:table-cell office:value-type="float" office:value="23" calcext:value-type="float">
            <text:p>23</text:p>
          </table:table-cell>
          <table:table-cell office:value-type="float" office:value="0.809499997377396" calcext:value-type="float">
            <text:p>0.809499997377396</text:p>
          </table:table-cell>
          <table:table-cell office:value-type="float" office:value="0.759800001382828" calcext:value-type="float">
            <text:p>0.759800001382828</text:p>
          </table:table-cell>
          <table:table-cell office:value-type="float" office:value="0.932440001606941" calcext:value-type="float">
            <text:p>0.932440001606941</text:p>
          </table:table-cell>
          <table:table-cell office:value-type="float" office:value="0.877500001788139" calcext:value-type="float">
            <text:p>0.8775000017881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50999993085861" calcext:value-type="float">
            <text:p>0.750999993085861</text:p>
          </table:table-cell>
          <table:table-cell office:value-type="float" office:value="0.413199997842312" calcext:value-type="float">
            <text:p>0.413199997842312</text:p>
          </table:table-cell>
          <table:table-cell office:value-type="float" office:value="0.760999995470047" calcext:value-type="float">
            <text:p>0.760999995470047</text:p>
          </table:table-cell>
          <table:table-cell office:value-type="float" office:value="0.419099998474121" calcext:value-type="float">
            <text:p>0.419099998474121</text:p>
          </table:table-cell>
          <table:table-cell office:value-type="float" office:value="24" calcext:value-type="float">
            <text:p>24</text:p>
          </table:table-cell>
          <table:table-cell office:value-type="float" office:value="0.679000005722046" calcext:value-type="float">
            <text:p>0.679000005722046</text:p>
          </table:table-cell>
          <table:table-cell office:value-type="float" office:value="0.605099999904633" calcext:value-type="float">
            <text:p>0.605099999904633</text:p>
          </table:table-cell>
          <table:table-cell office:value-type="float" office:value="0.613299999833107" calcext:value-type="float">
            <text:p>0.613299999833107</text:p>
          </table:table-cell>
          <table:table-cell office:value-type="float" office:value="0.582300001978874" calcext:value-type="float">
            <text:p>0.582300001978874</text:p>
          </table:table-cell>
          <table:table-cell office:value-type="float" office:value="24" calcext:value-type="float">
            <text:p>24</text:p>
          </table:table-cell>
          <table:table-cell office:value-type="float" office:value="0.812819997906685" calcext:value-type="float">
            <text:p>0.812819997906685</text:p>
          </table:table-cell>
          <table:table-cell office:value-type="float" office:value="0.757200001478195" calcext:value-type="float">
            <text:p>0.757200001478195</text:p>
          </table:table-cell>
          <table:table-cell office:value-type="float" office:value="0.932680001139641" calcext:value-type="float">
            <text:p>0.932680001139641</text:p>
          </table:table-cell>
          <table:table-cell office:value-type="float" office:value="0.884099999666214" calcext:value-type="float">
            <text:p>0.8840999996662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0100000500679" calcext:value-type="float">
            <text:p>0.80100000500679</text:p>
          </table:table-cell>
          <table:table-cell office:value-type="float" office:value="0.40549999922514" calcext:value-type="float">
            <text:p>0.40549999922514</text:p>
          </table:table-cell>
          <table:table-cell office:value-type="float" office:value="0.749999994039535" calcext:value-type="float">
            <text:p>0.749999994039535</text:p>
          </table:table-cell>
          <table:table-cell office:value-type="float" office:value="0.431199997365475" calcext:value-type="float">
            <text:p>0.431199997365475</text:p>
          </table:table-cell>
          <table:table-cell office:value-type="float" office:value="25" calcext:value-type="float">
            <text:p>25</text:p>
          </table:table-cell>
          <table:table-cell office:value-type="float" office:value="0.685300000309944" calcext:value-type="float">
            <text:p>0.685300000309944</text:p>
          </table:table-cell>
          <table:table-cell office:value-type="float" office:value="0.572499996125698" calcext:value-type="float">
            <text:p>0.572499996125698</text:p>
          </table:table-cell>
          <table:table-cell office:value-type="float" office:value="0.614799999296665" calcext:value-type="float">
            <text:p>0.614799999296665</text:p>
          </table:table-cell>
          <table:table-cell office:value-type="float" office:value="0.590199998617172" calcext:value-type="float">
            <text:p>0.590199998617172</text:p>
          </table:table-cell>
          <table:table-cell office:value-type="float" office:value="25" calcext:value-type="float">
            <text:p>25</text:p>
          </table:table-cell>
          <table:table-cell office:value-type="float" office:value="0.813119997739792" calcext:value-type="float">
            <text:p>0.813119997739792</text:p>
          </table:table-cell>
          <table:table-cell office:value-type="float" office:value="0.760699999928475" calcext:value-type="float">
            <text:p>0.760699999928475</text:p>
          </table:table-cell>
          <table:table-cell office:value-type="float" office:value="0.935020001888275" calcext:value-type="float">
            <text:p>0.935020001888275</text:p>
          </table:table-cell>
          <table:table-cell office:value-type="float" office:value="0.875600001811981" calcext:value-type="float">
            <text:p>0.8756000018119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1000012159348" calcext:value-type="float">
            <text:p>0.781000012159348</text:p>
          </table:table-cell>
          <table:table-cell office:value-type="float" office:value="0.396200000345707" calcext:value-type="float">
            <text:p>0.396200000345707</text:p>
          </table:table-cell>
          <table:table-cell office:value-type="float" office:value="0.801999992132187" calcext:value-type="float">
            <text:p>0.801999992132187</text:p>
          </table:table-cell>
          <table:table-cell office:value-type="float" office:value="0.422699999213219" calcext:value-type="float">
            <text:p>0.422699999213219</text:p>
          </table:table-cell>
          <table:table-cell office:value-type="float" office:value="26" calcext:value-type="float">
            <text:p>26</text:p>
          </table:table-cell>
          <table:table-cell office:value-type="float" office:value="0.691100000143051" calcext:value-type="float">
            <text:p>0.691100000143051</text:p>
          </table:table-cell>
          <table:table-cell office:value-type="float" office:value="0.611799997091293" calcext:value-type="float">
            <text:p>0.611799997091293</text:p>
          </table:table-cell>
          <table:table-cell office:value-type="float" office:value="0.621699998378754" calcext:value-type="float">
            <text:p>0.621699998378754</text:p>
          </table:table-cell>
          <table:table-cell office:value-type="float" office:value="0.585399996042252" calcext:value-type="float">
            <text:p>0.585399996042252</text:p>
          </table:table-cell>
          <table:table-cell office:value-type="float" office:value="26" calcext:value-type="float">
            <text:p>26</text:p>
          </table:table-cell>
          <table:table-cell office:value-type="float" office:value="0.813179997682571" calcext:value-type="float">
            <text:p>0.813179997682571</text:p>
          </table:table-cell>
          <table:table-cell office:value-type="float" office:value="0.762900000214577" calcext:value-type="float">
            <text:p>0.762900000214577</text:p>
          </table:table-cell>
          <table:table-cell office:value-type="float" office:value="0.936340000987053" calcext:value-type="float">
            <text:p>0.936340000987053</text:p>
          </table:table-cell>
          <table:table-cell office:value-type="float" office:value="0.864800000190735" calcext:value-type="float">
            <text:p>0.8648000001907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93000000715256" calcext:value-type="float">
            <text:p>0.793000000715256</text:p>
          </table:table-cell>
          <table:table-cell office:value-type="float" office:value="0.370600000470877" calcext:value-type="float">
            <text:p>0.370600000470877</text:p>
          </table:table-cell>
          <table:table-cell office:value-type="float" office:value="0.823000007867813" calcext:value-type="float">
            <text:p>0.823000007867813</text:p>
          </table:table-cell>
          <table:table-cell office:value-type="float" office:value="0.441899997889996" calcext:value-type="float">
            <text:p>0.441899997889996</text:p>
          </table:table-cell>
          <table:table-cell office:value-type="float" office:value="27" calcext:value-type="float">
            <text:p>27</text:p>
          </table:table-cell>
          <table:table-cell office:value-type="float" office:value="0.693399998545647" calcext:value-type="float">
            <text:p>0.693399998545647</text:p>
          </table:table-cell>
          <table:table-cell office:value-type="float" office:value="0.612899996936321" calcext:value-type="float">
            <text:p>0.612899996936321</text:p>
          </table:table-cell>
          <table:table-cell office:value-type="float" office:value="0.61809999704361" calcext:value-type="float">
            <text:p>0.61809999704361</text:p>
          </table:table-cell>
          <table:table-cell office:value-type="float" office:value="0.582400000393391" calcext:value-type="float">
            <text:p>0.582400000393391</text:p>
          </table:table-cell>
          <table:table-cell office:value-type="float" office:value="27" calcext:value-type="float">
            <text:p>27</text:p>
          </table:table-cell>
          <table:table-cell office:value-type="float" office:value="0.811399995803833" calcext:value-type="float">
            <text:p>0.811399995803833</text:p>
          </table:table-cell>
          <table:table-cell office:value-type="float" office:value="0.757199999094009" calcext:value-type="float">
            <text:p>0.757199999094009</text:p>
          </table:table-cell>
          <table:table-cell office:value-type="float" office:value="0.938660001277924" calcext:value-type="float">
            <text:p>0.938660001277924</text:p>
          </table:table-cell>
          <table:table-cell office:value-type="float" office:value="0.885799997448921" calcext:value-type="float">
            <text:p>0.8857999974489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1599999666214" calcext:value-type="float">
            <text:p>0.81599999666214</text:p>
          </table:table-cell>
          <table:table-cell office:value-type="float" office:value="0.398599999547005" calcext:value-type="float">
            <text:p>0.398599999547005</text:p>
          </table:table-cell>
          <table:table-cell office:value-type="float" office:value="0.81700000166893" calcext:value-type="float">
            <text:p>0.81700000166893</text:p>
          </table:table-cell>
          <table:table-cell office:value-type="float" office:value="0.45059999614954" calcext:value-type="float">
            <text:p>0.45059999614954</text:p>
          </table:table-cell>
          <table:table-cell office:value-type="float" office:value="28" calcext:value-type="float">
            <text:p>28</text:p>
          </table:table-cell>
          <table:table-cell office:value-type="float" office:value="0.695100001096725" calcext:value-type="float">
            <text:p>0.695100001096725</text:p>
          </table:table-cell>
          <table:table-cell office:value-type="float" office:value="0.616900002062321" calcext:value-type="float">
            <text:p>0.616900002062321</text:p>
          </table:table-cell>
          <table:table-cell office:value-type="float" office:value="0.620900002121925" calcext:value-type="float">
            <text:p>0.620900002121925</text:p>
          </table:table-cell>
          <table:table-cell office:value-type="float" office:value="0.577099996805191" calcext:value-type="float">
            <text:p>0.577099996805191</text:p>
          </table:table-cell>
          <table:table-cell office:value-type="float" office:value="28" calcext:value-type="float">
            <text:p>28</text:p>
          </table:table-cell>
          <table:table-cell office:value-type="float" office:value="0.811519996404648" calcext:value-type="float">
            <text:p>0.811519996404648</text:p>
          </table:table-cell>
          <table:table-cell office:value-type="float" office:value="0.769899998903274" calcext:value-type="float">
            <text:p>0.769899998903274</text:p>
          </table:table-cell>
          <table:table-cell office:value-type="float" office:value="0.941180002570152" calcext:value-type="float">
            <text:p>0.941180002570152</text:p>
          </table:table-cell>
          <table:table-cell office:value-type="float" office:value="0.88540000140667" calcext:value-type="float">
            <text:p>0.88540000140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79999995231628" calcext:value-type="float">
            <text:p>0.779999995231628</text:p>
          </table:table-cell>
          <table:table-cell office:value-type="float" office:value="0.394999997615814" calcext:value-type="float">
            <text:p>0.394999997615814</text:p>
          </table:table-cell>
          <table:table-cell office:value-type="float" office:value="0.845999997854233" calcext:value-type="float">
            <text:p>0.845999997854233</text:p>
          </table:table-cell>
          <table:table-cell office:value-type="float" office:value="0.421899998188019" calcext:value-type="float">
            <text:p>0.421899998188019</text:p>
          </table:table-cell>
          <table:table-cell office:value-type="float" office:value="29" calcext:value-type="float">
            <text:p>29</text:p>
          </table:table-cell>
          <table:table-cell office:value-type="float" office:value="0.69730000436306" calcext:value-type="float">
            <text:p>0.69730000436306</text:p>
          </table:table-cell>
          <table:table-cell office:value-type="float" office:value="0.627699998915195" calcext:value-type="float">
            <text:p>0.627699998915195</text:p>
          </table:table-cell>
          <table:table-cell office:value-type="float" office:value="0.626799998879433" calcext:value-type="float">
            <text:p>0.626799998879433</text:p>
          </table:table-cell>
          <table:table-cell office:value-type="float" office:value="0.589299997091293" calcext:value-type="float">
            <text:p>0.589299997091293</text:p>
          </table:table-cell>
          <table:table-cell office:value-type="float" office:value="29" calcext:value-type="float">
            <text:p>29</text:p>
          </table:table-cell>
          <table:table-cell office:value-type="float" office:value="0.812359997987747" calcext:value-type="float">
            <text:p>0.812359997987747</text:p>
          </table:table-cell>
          <table:table-cell office:value-type="float" office:value="0.7600999969244" calcext:value-type="float">
            <text:p>0.7600999969244</text:p>
          </table:table-cell>
          <table:table-cell office:value-type="float" office:value="0.942900001168251" calcext:value-type="float">
            <text:p>0.942900001168251</text:p>
          </table:table-cell>
          <table:table-cell office:value-type="float" office:value="0.863899996876717" calcext:value-type="float">
            <text:p>0.863899996876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27000004053116" calcext:value-type="float">
            <text:p>0.827000004053116</text:p>
          </table:table-cell>
          <table:table-cell office:value-type="float" office:value="0.390699999779463" calcext:value-type="float">
            <text:p>0.390699999779463</text:p>
          </table:table-cell>
          <table:table-cell office:value-type="float" office:value="0.828999990224838" calcext:value-type="float">
            <text:p>0.828999990224838</text:p>
          </table:table-cell>
          <table:table-cell office:value-type="float" office:value="0.439899998307228" calcext:value-type="float">
            <text:p>0.439899998307228</text:p>
          </table:table-cell>
          <table:table-cell office:value-type="float" office:value="30" calcext:value-type="float">
            <text:p>30</text:p>
          </table:table-cell>
          <table:table-cell office:value-type="float" office:value="0.699499998092651" calcext:value-type="float">
            <text:p>0.699499998092651</text:p>
          </table:table-cell>
          <table:table-cell office:value-type="float" office:value="0.613499998450279" calcext:value-type="float">
            <text:p>0.613499998450279</text:p>
          </table:table-cell>
          <table:table-cell office:value-type="float" office:value="0.629499999284744" calcext:value-type="float">
            <text:p>0.629499999284744</text:p>
          </table:table-cell>
          <table:table-cell office:value-type="float" office:value="0.585199998915195" calcext:value-type="float">
            <text:p>0.585199998915195</text:p>
          </table:table-cell>
          <table:table-cell office:value-type="float" office:value="30" calcext:value-type="float">
            <text:p>30</text:p>
          </table:table-cell>
          <table:table-cell office:value-type="float" office:value="0.814879998683929" calcext:value-type="float">
            <text:p>0.814879998683929</text:p>
          </table:table-cell>
          <table:table-cell office:value-type="float" office:value="0.761599998474121" calcext:value-type="float">
            <text:p>0.761599998474121</text:p>
          </table:table-cell>
          <table:table-cell office:value-type="float" office:value="0.944660001277924" calcext:value-type="float">
            <text:p>0.944660001277924</text:p>
          </table:table-cell>
          <table:table-cell office:value-type="float" office:value="0.87460000038147" calcext:value-type="float">
            <text:p>0.874600000381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19999986886978" calcext:value-type="float">
            <text:p>0.819999986886978</text:p>
          </table:table-cell>
          <table:table-cell office:value-type="float" office:value="0.399399997889996" calcext:value-type="float">
            <text:p>0.399399997889996</text:p>
          </table:table-cell>
          <table:table-cell office:value-type="float" office:value="0.831000000238419" calcext:value-type="float">
            <text:p>0.831000000238419</text:p>
          </table:table-cell>
          <table:table-cell office:value-type="float" office:value="0.46219999730587" calcext:value-type="float">
            <text:p>0.46219999730587</text:p>
          </table:table-cell>
          <table:table-cell office:value-type="float" office:value="31" calcext:value-type="float">
            <text:p>31</text:p>
          </table:table-cell>
          <table:table-cell office:value-type="float" office:value="0.699400004148483" calcext:value-type="float">
            <text:p>0.699400004148483</text:p>
          </table:table-cell>
          <table:table-cell office:value-type="float" office:value="0.602699998617172" calcext:value-type="float">
            <text:p>0.602699998617172</text:p>
          </table:table-cell>
          <table:table-cell office:value-type="float" office:value="0.63099999666214" calcext:value-type="float">
            <text:p>0.63099999666214</text:p>
          </table:table-cell>
          <table:table-cell office:value-type="float" office:value="0.592299997508526" calcext:value-type="float">
            <text:p>0.592299997508526</text:p>
          </table:table-cell>
          <table:table-cell office:value-type="float" office:value="31" calcext:value-type="float">
            <text:p>31</text:p>
          </table:table-cell>
          <table:table-cell office:value-type="float" office:value="0.81067999625206" calcext:value-type="float">
            <text:p>0.81067999625206</text:p>
          </table:table-cell>
          <table:table-cell office:value-type="float" office:value="0.760100000500679" calcext:value-type="float">
            <text:p>0.760100000500679</text:p>
          </table:table-cell>
          <table:table-cell office:value-type="float" office:value="0.94588000202179" calcext:value-type="float">
            <text:p>0.94588000202179</text:p>
          </table:table-cell>
          <table:table-cell office:value-type="float" office:value="0.871300002336502" calcext:value-type="float">
            <text:p>0.871300002336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6000001430512" calcext:value-type="float">
            <text:p>0.836000001430512</text:p>
          </table:table-cell>
          <table:table-cell office:value-type="float" office:value="0.409099999666214" calcext:value-type="float">
            <text:p>0.409099999666214</text:p>
          </table:table-cell>
          <table:table-cell office:value-type="float" office:value="0.851999998092651" calcext:value-type="float">
            <text:p>0.851999998092651</text:p>
          </table:table-cell>
          <table:table-cell office:value-type="float" office:value="0.453899997770786" calcext:value-type="float">
            <text:p>0.453899997770786</text:p>
          </table:table-cell>
          <table:table-cell office:value-type="float" office:value="32" calcext:value-type="float">
            <text:p>32</text:p>
          </table:table-cell>
          <table:table-cell office:value-type="float" office:value="0.703100003004074" calcext:value-type="float">
            <text:p>0.703100003004074</text:p>
          </table:table-cell>
          <table:table-cell office:value-type="float" office:value="0.598399995267391" calcext:value-type="float">
            <text:p>0.598399995267391</text:p>
          </table:table-cell>
          <table:table-cell office:value-type="float" office:value="0.634299999475479" calcext:value-type="float">
            <text:p>0.634299999475479</text:p>
          </table:table-cell>
          <table:table-cell office:value-type="float" office:value="0.579399997889996" calcext:value-type="float">
            <text:p>0.579399997889996</text:p>
          </table:table-cell>
          <table:table-cell office:value-type="float" office:value="32" calcext:value-type="float">
            <text:p>32</text:p>
          </table:table-cell>
          <table:table-cell office:value-type="float" office:value="0.814879997730255" calcext:value-type="float">
            <text:p>0.814879997730255</text:p>
          </table:table-cell>
          <table:table-cell office:value-type="float" office:value="0.761999999284744" calcext:value-type="float">
            <text:p>0.761999999284744</text:p>
          </table:table-cell>
          <table:table-cell office:value-type="float" office:value="0.945640001177788" calcext:value-type="float">
            <text:p>0.945640001177788</text:p>
          </table:table-cell>
          <table:table-cell office:value-type="float" office:value="0.884999998807907" calcext:value-type="float">
            <text:p>0.8849999988079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1999998092651" calcext:value-type="float">
            <text:p>0.851999998092651</text:p>
          </table:table-cell>
          <table:table-cell office:value-type="float" office:value="0.420899997651577" calcext:value-type="float">
            <text:p>0.420899997651577</text:p>
          </table:table-cell>
          <table:table-cell office:value-type="float" office:value="0.86599999666214" calcext:value-type="float">
            <text:p>0.86599999666214</text:p>
          </table:table-cell>
          <table:table-cell office:value-type="float" office:value="0.453099997639656" calcext:value-type="float">
            <text:p>0.453099997639656</text:p>
          </table:table-cell>
          <table:table-cell office:value-type="float" office:value="33" calcext:value-type="float">
            <text:p>33</text:p>
          </table:table-cell>
          <table:table-cell office:value-type="float" office:value="0.709599997401238" calcext:value-type="float">
            <text:p>0.709599997401238</text:p>
          </table:table-cell>
          <table:table-cell office:value-type="float" office:value="0.617700002789497" calcext:value-type="float">
            <text:p>0.617700002789497</text:p>
          </table:table-cell>
          <table:table-cell office:value-type="float" office:value="0.627899996638298" calcext:value-type="float">
            <text:p>0.627899996638298</text:p>
          </table:table-cell>
          <table:table-cell office:value-type="float" office:value="0.598100000917911" calcext:value-type="float">
            <text:p>0.598100000917911</text:p>
          </table:table-cell>
          <table:table-cell office:value-type="float" office:value="33" calcext:value-type="float">
            <text:p>33</text:p>
          </table:table-cell>
          <table:table-cell office:value-type="float" office:value="0.811379997730255" calcext:value-type="float">
            <text:p>0.811379997730255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47140002250671" calcext:value-type="float">
            <text:p>0.947140002250671</text:p>
          </table:table-cell>
          <table:table-cell office:value-type="float" office:value="0.882099999785423" calcext:value-type="float">
            <text:p>0.8820999997854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30000001192093" calcext:value-type="float">
            <text:p>0.830000001192093</text:p>
          </table:table-cell>
          <table:table-cell office:value-type="float" office:value="0.4187999984622" calcext:value-type="float">
            <text:p>0.4187999984622</text:p>
          </table:table-cell>
          <table:table-cell office:value-type="float" office:value="0.858999997377396" calcext:value-type="float">
            <text:p>0.858999997377396</text:p>
          </table:table-cell>
          <table:table-cell office:value-type="float" office:value="0.466999997496605" calcext:value-type="float">
            <text:p>0.466999997496605</text:p>
          </table:table-cell>
          <table:table-cell office:value-type="float" office:value="34" calcext:value-type="float">
            <text:p>34</text:p>
          </table:table-cell>
          <table:table-cell office:value-type="float" office:value="0.713700000047684" calcext:value-type="float">
            <text:p>0.713700000047684</text:p>
          </table:table-cell>
          <table:table-cell office:value-type="float" office:value="0.6120999994874" calcext:value-type="float">
            <text:p>0.6120999994874</text:p>
          </table:table-cell>
          <table:table-cell office:value-type="float" office:value="0.633300001621246" calcext:value-type="float">
            <text:p>0.633300001621246</text:p>
          </table:table-cell>
          <table:table-cell office:value-type="float" office:value="0.592899998724461" calcext:value-type="float">
            <text:p>0.592899998724461</text:p>
          </table:table-cell>
          <table:table-cell office:value-type="float" office:value="34" calcext:value-type="float">
            <text:p>34</text:p>
          </table:table-cell>
          <table:table-cell office:value-type="float" office:value="0.813159998059273" calcext:value-type="float">
            <text:p>0.813159998059273</text:p>
          </table:table-cell>
          <table:table-cell office:value-type="float" office:value="0.763600000143051" calcext:value-type="float">
            <text:p>0.763600000143051</text:p>
          </table:table-cell>
          <table:table-cell office:value-type="float" office:value="0.959000003695488" calcext:value-type="float">
            <text:p>0.959000003695488</text:p>
          </table:table-cell>
          <table:table-cell office:value-type="float" office:value="0.897000000476837" calcext:value-type="float">
            <text:p>0.8970000004768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56000000238419" calcext:value-type="float">
            <text:p>0.856000000238419</text:p>
          </table:table-cell>
          <table:table-cell office:value-type="float" office:value="0.412399999499321" calcext:value-type="float">
            <text:p>0.412399999499321</text:p>
          </table:table-cell>
          <table:table-cell office:value-type="float" office:value="0.852000004053116" calcext:value-type="float">
            <text:p>0.852000004053116</text:p>
          </table:table-cell>
          <table:table-cell office:value-type="float" office:value="0.469899998009205" calcext:value-type="float">
            <text:p>0.469899998009205</text:p>
          </table:table-cell>
          <table:table-cell office:value-type="float" office:value="35" calcext:value-type="float">
            <text:p>35</text:p>
          </table:table-cell>
          <table:table-cell office:value-type="float" office:value="0.715300000905991" calcext:value-type="float">
            <text:p>0.715300000905991</text:p>
          </table:table-cell>
          <table:table-cell office:value-type="float" office:value="0.620800000429153" calcext:value-type="float">
            <text:p>0.620800000429153</text:p>
          </table:table-cell>
          <table:table-cell office:value-type="float" office:value="0.63360000282526" calcext:value-type="float">
            <text:p>0.63360000282526</text:p>
          </table:table-cell>
          <table:table-cell office:value-type="float" office:value="0.584499998986721" calcext:value-type="float">
            <text:p>0.584499998986721</text:p>
          </table:table-cell>
          <table:table-cell office:value-type="float" office:value="35" calcext:value-type="float">
            <text:p>35</text:p>
          </table:table-cell>
          <table:table-cell office:value-type="float" office:value="0.814899997711182" calcext:value-type="float">
            <text:p>0.814899997711182</text:p>
          </table:table-cell>
          <table:table-cell office:value-type="float" office:value="0.771099998950958" calcext:value-type="float">
            <text:p>0.771099998950958</text:p>
          </table:table-cell>
          <table:table-cell office:value-type="float" office:value="0.961160005688667" calcext:value-type="float">
            <text:p>0.961160005688667</text:p>
          </table:table-cell>
          <table:table-cell office:value-type="float" office:value="0.895100002288818" calcext:value-type="float">
            <text:p>0.8951000022888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5000001192093" calcext:value-type="float">
            <text:p>0.855000001192093</text:p>
          </table:table-cell>
          <table:table-cell office:value-type="float" office:value="0.413199997842312" calcext:value-type="float">
            <text:p>0.413199997842312</text:p>
          </table:table-cell>
          <table:table-cell office:value-type="float" office:value="0.867999994754791" calcext:value-type="float">
            <text:p>0.867999994754791</text:p>
          </table:table-cell>
          <table:table-cell office:value-type="float" office:value="0.473799993693829" calcext:value-type="float">
            <text:p>0.473799993693829</text:p>
          </table:table-cell>
          <table:table-cell office:value-type="float" office:value="36" calcext:value-type="float">
            <text:p>36</text:p>
          </table:table-cell>
          <table:table-cell office:value-type="float" office:value="0.727599999904633" calcext:value-type="float">
            <text:p>0.727599999904633</text:p>
          </table:table-cell>
          <table:table-cell office:value-type="float" office:value="0.624899999797344" calcext:value-type="float">
            <text:p>0.624899999797344</text:p>
          </table:table-cell>
          <table:table-cell office:value-type="float" office:value="0.639100000560284" calcext:value-type="float">
            <text:p>0.639100000560284</text:p>
          </table:table-cell>
          <table:table-cell office:value-type="float" office:value="0.594699999988079" calcext:value-type="float">
            <text:p>0.594699999988079</text:p>
          </table:table-cell>
          <table:table-cell office:value-type="float" office:value="36" calcext:value-type="float">
            <text:p>36</text:p>
          </table:table-cell>
          <table:table-cell office:value-type="float" office:value="0.813259999036789" calcext:value-type="float">
            <text:p>0.813259999036789</text:p>
          </table:table-cell>
          <table:table-cell office:value-type="float" office:value="0.758199998736382" calcext:value-type="float">
            <text:p>0.758199998736382</text:p>
          </table:table-cell>
          <table:table-cell office:value-type="float" office:value="0.961900005936623" calcext:value-type="float">
            <text:p>0.961900005936623</text:p>
          </table:table-cell>
          <table:table-cell office:value-type="float" office:value="0.902299998998642" calcext:value-type="float">
            <text:p>0.9022999989986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1999994516373" calcext:value-type="float">
            <text:p>0.861999994516373</text:p>
          </table:table-cell>
          <table:table-cell office:value-type="float" office:value="0.416299997270107" calcext:value-type="float">
            <text:p>0.416299997270107</text:p>
          </table:table-cell>
          <table:table-cell office:value-type="float" office:value="0.861000001430512" calcext:value-type="float">
            <text:p>0.861000001430512</text:p>
          </table:table-cell>
          <table:table-cell office:value-type="float" office:value="0.477099992930889" calcext:value-type="float">
            <text:p>0.477099992930889</text:p>
          </table:table-cell>
          <table:table-cell office:value-type="float" office:value="37" calcext:value-type="float">
            <text:p>37</text:p>
          </table:table-cell>
          <table:table-cell office:value-type="float" office:value="0.736400000452995" calcext:value-type="float">
            <text:p>0.736400000452995</text:p>
          </table:table-cell>
          <table:table-cell office:value-type="float" office:value="0.622699996829033" calcext:value-type="float">
            <text:p>0.622699996829033</text:p>
          </table:table-cell>
          <table:table-cell office:value-type="float" office:value="0.639899997711182" calcext:value-type="float">
            <text:p>0.639899997711182</text:p>
          </table:table-cell>
          <table:table-cell office:value-type="float" office:value="0.597899995148182" calcext:value-type="float">
            <text:p>0.597899995148182</text:p>
          </table:table-cell>
          <table:table-cell office:value-type="float" office:value="37" calcext:value-type="float">
            <text:p>37</text:p>
          </table:table-cell>
          <table:table-cell office:value-type="float" office:value="0.81569999730587" calcext:value-type="float">
            <text:p>0.81569999730587</text:p>
          </table:table-cell>
          <table:table-cell office:value-type="float" office:value="0.767200000286102" calcext:value-type="float">
            <text:p>0.767200000286102</text:p>
          </table:table-cell>
          <table:table-cell office:value-type="float" office:value="0.963120003938675" calcext:value-type="float">
            <text:p>0.963120003938675</text:p>
          </table:table-cell>
          <table:table-cell office:value-type="float" office:value="0.897600001096725" calcext:value-type="float">
            <text:p>0.8976000010967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37999999523163" calcext:value-type="float">
            <text:p>0.837999999523163</text:p>
          </table:table-cell>
          <table:table-cell office:value-type="float" office:value="0.431699997186661" calcext:value-type="float">
            <text:p>0.431699997186661</text:p>
          </table:table-cell>
          <table:table-cell office:value-type="float" office:value="0.875000005960465" calcext:value-type="float">
            <text:p>0.875000005960465</text:p>
          </table:table-cell>
          <table:table-cell office:value-type="float" office:value="0.480899997055531" calcext:value-type="float">
            <text:p>0.480899997055531</text:p>
          </table:table-cell>
          <table:table-cell office:value-type="float" office:value="38" calcext:value-type="float">
            <text:p>38</text:p>
          </table:table-cell>
          <table:table-cell office:value-type="float" office:value="0.736400001645088" calcext:value-type="float">
            <text:p>0.736400001645088</text:p>
          </table:table-cell>
          <table:table-cell office:value-type="float" office:value="0.629399999380112" calcext:value-type="float">
            <text:p>0.629399999380112</text:p>
          </table:table-cell>
          <table:table-cell office:value-type="float" office:value="0.635200002789497" calcext:value-type="float">
            <text:p>0.635200002789497</text:p>
          </table:table-cell>
          <table:table-cell office:value-type="float" office:value="0.595799997448921" calcext:value-type="float">
            <text:p>0.595799997448921</text:p>
          </table:table-cell>
          <table:table-cell office:value-type="float" office:value="38" calcext:value-type="float">
            <text:p>38</text:p>
          </table:table-cell>
          <table:table-cell office:value-type="float" office:value="0.816659997582435" calcext:value-type="float">
            <text:p>0.816659997582435</text:p>
          </table:table-cell>
          <table:table-cell office:value-type="float" office:value="0.762800000309944" calcext:value-type="float">
            <text:p>0.762800000309944</text:p>
          </table:table-cell>
          <table:table-cell office:value-type="float" office:value="0.9646600035429" calcext:value-type="float">
            <text:p>0.9646600035429</text:p>
          </table:table-cell>
          <table:table-cell office:value-type="float" office:value="0.896999999880791" calcext:value-type="float">
            <text:p>0.8969999998807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4999997615814" calcext:value-type="float">
            <text:p>0.864999997615814</text:p>
          </table:table-cell>
          <table:table-cell office:value-type="float" office:value="0.429399997889996" calcext:value-type="float">
            <text:p>0.429399997889996</text:p>
          </table:table-cell>
          <table:table-cell office:value-type="float" office:value="0.869999998807907" calcext:value-type="float">
            <text:p>0.869999998807907</text:p>
          </table:table-cell>
          <table:table-cell office:value-type="float" office:value="0.484599996209145" calcext:value-type="float">
            <text:p>0.484599996209145</text:p>
          </table:table-cell>
          <table:table-cell office:value-type="float" office:value="39" calcext:value-type="float">
            <text:p>39</text:p>
          </table:table-cell>
          <table:table-cell office:value-type="float" office:value="0.738499999642372" calcext:value-type="float">
            <text:p>0.738499999642372</text:p>
          </table:table-cell>
          <table:table-cell office:value-type="float" office:value="0.619099999964237" calcext:value-type="float">
            <text:p>0.619099999964237</text:p>
          </table:table-cell>
          <table:table-cell office:value-type="float" office:value="0.645400002598763" calcext:value-type="float">
            <text:p>0.645400002598763</text:p>
          </table:table-cell>
          <table:table-cell office:value-type="float" office:value="0.599499998986721" calcext:value-type="float">
            <text:p>0.599499998986721</text:p>
          </table:table-cell>
          <table:table-cell office:value-type="float" office:value="39" calcext:value-type="float">
            <text:p>39</text:p>
          </table:table-cell>
          <table:table-cell office:value-type="float" office:value="0.814319997787475" calcext:value-type="float">
            <text:p>0.814319997787475</text:p>
          </table:table-cell>
          <table:table-cell office:value-type="float" office:value="0.765400000214577" calcext:value-type="float">
            <text:p>0.765400000214577</text:p>
          </table:table-cell>
          <table:table-cell office:value-type="float" office:value="0.96408000433445" calcext:value-type="float">
            <text:p>0.96408000433445</text:p>
          </table:table-cell>
          <table:table-cell office:value-type="float" office:value="0.894100000858307" calcext:value-type="float">
            <text:p>0.894100000858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8000000715256" calcext:value-type="float">
            <text:p>0.868000000715256</text:p>
          </table:table-cell>
          <table:table-cell office:value-type="float" office:value="0.431399996876717" calcext:value-type="float">
            <text:p>0.431399996876717</text:p>
          </table:table-cell>
          <table:table-cell office:value-type="float" office:value="0.86800000667572" calcext:value-type="float">
            <text:p>0.86800000667572</text:p>
          </table:table-cell>
          <table:table-cell office:value-type="float" office:value="0.487099997401238" calcext:value-type="float">
            <text:p>0.487099997401238</text:p>
          </table:table-cell>
          <table:table-cell office:value-type="float" office:value="40" calcext:value-type="float">
            <text:p>40</text:p>
          </table:table-cell>
          <table:table-cell office:value-type="float" office:value="0.724900001883507" calcext:value-type="float">
            <text:p>0.724900001883507</text:p>
          </table:table-cell>
          <table:table-cell office:value-type="float" office:value="0.628900000452995" calcext:value-type="float">
            <text:p>0.628900000452995</text:p>
          </table:table-cell>
          <table:table-cell office:value-type="float" office:value="0.641600003242493" calcext:value-type="float">
            <text:p>0.641600003242493</text:p>
          </table:table-cell>
          <table:table-cell office:value-type="float" office:value="0.587299998700619" calcext:value-type="float">
            <text:p>0.587299998700619</text:p>
          </table:table-cell>
          <table:table-cell office:value-type="float" office:value="40" calcext:value-type="float">
            <text:p>40</text:p>
          </table:table-cell>
          <table:table-cell office:value-type="float" office:value="0.816799998044968" calcext:value-type="float">
            <text:p>0.816799998044968</text:p>
          </table:table-cell>
          <table:table-cell office:value-type="float" office:value="0.767199998497963" calcext:value-type="float">
            <text:p>0.767199998497963</text:p>
          </table:table-cell>
          <table:table-cell office:value-type="float" office:value="0.967100005507469" calcext:value-type="float">
            <text:p>0.967100005507469</text:p>
          </table:table-cell>
          <table:table-cell office:value-type="float" office:value="0.902600001096725" calcext:value-type="float">
            <text:p>0.902600001096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5:10:30.969896676</dc:date>
    <meta:editing-duration>PT29M57S</meta:editing-duration>
    <meta:editing-cycles>1</meta:editing-cycles>
    <meta:document-statistic meta:table-count="1" meta:cell-count="621" meta:object-count="6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06cm" svg:y="0.316cm" chart:style-name="ch2">
          <text:p>Regularizing Effect (Training size = 100, With Bottleneck Layer)</text:p>
        </chart:title>
        <chart:legend svg:x="12.902cm" svg:y="6.013cm" style:legend-expansion="custom" chartooo:width="2.536cm" chartooo:height="1.096cm" style:legend-expansion-aspect-ratio="2.31386861313869" chart:style-name="ch3"/>
        <chart:plot-area chart:style-name="ch4" table:cell-range-address="'Densenet-40-12-CIFAR10-Size-100'.A1:'Densenet-40-12-CIFAR10-Size-100'.A42 'Densenet-40-12-CIFAR10-Size-100'.B2:'Densenet-40-12-CIFAR10-Size-100'.B42 'Densenet-40-12-CIFAR10-Size-100'.C1:'Densenet-40-12-CIFAR10-Size-100'.C42" chart:data-source-has-labels="row" svg:x="1.331cm" svg:y="1.275cm" svg:width="14.349cm" svg:height="6.564cm">
          <chartooo:coordinate-region svg:x="2.058cm" svg:y="1.474cm" svg:width="13.435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Densenet-40-12-CIFAR10-Size-100'.B3:'Densenet-40-12-CIFAR10-Size-100'.B42" chart:label-cell-address="'Densenet-40-12-CIFAR10-Size-100'.B2:'Densenet-40-12-CIFAR10-Size-100'.B2" chart:class="chart:scatter">
            <chart:domain table:cell-range-address="'Densenet-40-12-CIFAR10-Size-100'.A3:'Densenet-40-12-CIFAR10-Size-100'.A42"/>
            <chart:data-point chart:repeated="40"/>
          </chart:series>
          <chart:series chart:style-name="ch10" chart:values-cell-range-address="'Densenet-40-12-CIFAR10-Size-100'.C3:'Densenet-40-12-CIFAR10-Size-100'.C42" chart:label-cell-address="'Densenet-40-12-CIFAR10-Size-100'.C1:'Densenet-40-12-CIFAR10-Size-100'.C2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acc</text:p>
                <draw:g>
                  <svg:desc>'Densenet-40-12-CIFAR10-Size-100'.B2:'Densenet-40-12-CIFAR10-Size-100'.B2</svg:desc>
                </draw:g>
              </table:table-cell>
              <table:table-cell office:value-type="string">
                <text:p>val_acc</text:p>
                <text:list>
                  <text:list-item>
                    <text:p/>
                  </text:list-item>
                  <text:list-item>
                    <text:p>val_acc</text:p>
                  </text:list-item>
                </text:list>
                <draw:g>
                  <svg:desc>'Densenet-40-12-CIFAR10-Size-100'.C1:'Densenet-40-12-CIFAR10-Size-100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A3:'Densenet-40-12-CIFAR10-Size-100'.A42</svg:desc>
                </draw:g>
              </table:table-cell>
              <table:table-cell office:value-type="float" office:value="0.198000001162291">
                <text:p>0.198000001162291</text:p>
                <draw:g>
                  <svg:desc>'Densenet-40-12-CIFAR10-Size-100'.B3:'Densenet-40-12-CIFAR10-Size-100'.B42</svg:desc>
                </draw:g>
              </table:table-cell>
              <table:table-cell office:value-type="float" office:value="0.236400000154972">
                <text:p>0.236400000154972</text:p>
                <draw:g>
                  <svg:desc>'Densenet-40-12-CIFAR10-Size-100'.C3:'Densenet-40-12-CIFAR10-Size-100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93000003695488">
                <text:p>0.293000003695488</text:p>
              </table:table-cell>
              <table:table-cell office:value-type="float" office:value="0.26370000064373">
                <text:p>0.26370000064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53000006079674">
                <text:p>0.353000006079674</text:p>
              </table:table-cell>
              <table:table-cell office:value-type="float" office:value="0.272399999499321">
                <text:p>0.272399999499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97999998927116">
                <text:p>0.397999998927116</text:p>
              </table:table-cell>
              <table:table-cell office:value-type="float" office:value="0.300200001746416">
                <text:p>0.300200001746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25">
                <text:p>0.425</text:p>
              </table:table-cell>
              <table:table-cell office:value-type="float" office:value="0.289500000327825">
                <text:p>0.289500000327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43000000715256">
                <text:p>0.443000000715256</text:p>
              </table:table-cell>
              <table:table-cell office:value-type="float" office:value="0.302600001692772">
                <text:p>0.302600001692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93999996781349">
                <text:p>0.493999996781349</text:p>
              </table:table-cell>
              <table:table-cell office:value-type="float" office:value="0.330400001853704">
                <text:p>0.330400001853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78000000119209">
                <text:p>0.478000000119209</text:p>
              </table:table-cell>
              <table:table-cell office:value-type="float" office:value="0.349900000542402">
                <text:p>0.349900000542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06999990344047">
                <text:p>0.506999990344047</text:p>
              </table:table-cell>
              <table:table-cell office:value-type="float" office:value="0.339199999272823">
                <text:p>0.339199999272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36000004410744">
                <text:p>0.536000004410744</text:p>
              </table:table-cell>
              <table:table-cell office:value-type="float" office:value="0.349400001168251">
                <text:p>0.349400001168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32000002264976">
                <text:p>0.532000002264976</text:p>
              </table:table-cell>
              <table:table-cell office:value-type="float" office:value="0.335500001013279">
                <text:p>0.335500001013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56000000238419">
                <text:p>0.556000000238419</text:p>
              </table:table-cell>
              <table:table-cell office:value-type="float" office:value="0.356500002741814">
                <text:p>0.356500002741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5500001013279">
                <text:p>0.55500001013279</text:p>
              </table:table-cell>
              <table:table-cell office:value-type="float" office:value="0.377500000298023">
                <text:p>0.377500000298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5">
                <text:p>0.625</text:p>
              </table:table-cell>
              <table:table-cell office:value-type="float" office:value="0.331500002741814">
                <text:p>0.331500002741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7999995946884">
                <text:p>0.597999995946884</text:p>
              </table:table-cell>
              <table:table-cell office:value-type="float" office:value="0.405799999237061">
                <text:p>0.405799999237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06000000238419">
                <text:p>0.606000000238419</text:p>
              </table:table-cell>
              <table:table-cell office:value-type="float" office:value="0.288700001090765">
                <text:p>0.288700001090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3000001907349">
                <text:p>0.623000001907349</text:p>
              </table:table-cell>
              <table:table-cell office:value-type="float" office:value="0.360300000160933">
                <text:p>0.360300000160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19000005722046">
                <text:p>0.619000005722046</text:p>
              </table:table-cell>
              <table:table-cell office:value-type="float" office:value="0.365399999916553">
                <text:p>0.365399999916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83000004291534">
                <text:p>0.683000004291534</text:p>
              </table:table-cell>
              <table:table-cell office:value-type="float" office:value="0.333900002241135">
                <text:p>0.333900002241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346400001645088">
                <text:p>0.346400001645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78000003099442">
                <text:p>0.678000003099442</text:p>
              </table:table-cell>
              <table:table-cell office:value-type="float" office:value="0.3825">
                <text:p>0.3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45000004768372">
                <text:p>0.745000004768372</text:p>
              </table:table-cell>
              <table:table-cell office:value-type="float" office:value="0.401700000166893">
                <text:p>0.401700000166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55000001192093">
                <text:p>0.755000001192093</text:p>
              </table:table-cell>
              <table:table-cell office:value-type="float" office:value="0.374200000166893">
                <text:p>0.374200000166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0999993085861">
                <text:p>0.750999993085861</text:p>
              </table:table-cell>
              <table:table-cell office:value-type="float" office:value="0.413199997842312">
                <text:p>0.413199997842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0100000500679">
                <text:p>0.80100000500679</text:p>
              </table:table-cell>
              <table:table-cell office:value-type="float" office:value="0.40549999922514">
                <text:p>0.40549999922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81000012159348">
                <text:p>0.781000012159348</text:p>
              </table:table-cell>
              <table:table-cell office:value-type="float" office:value="0.396200000345707">
                <text:p>0.396200000345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93000000715256">
                <text:p>0.793000000715256</text:p>
              </table:table-cell>
              <table:table-cell office:value-type="float" office:value="0.370600000470877">
                <text:p>0.37060000047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599999666214">
                <text:p>0.81599999666214</text:p>
              </table:table-cell>
              <table:table-cell office:value-type="float" office:value="0.398599999547005">
                <text:p>0.398599999547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79999995231628">
                <text:p>0.779999995231628</text:p>
              </table:table-cell>
              <table:table-cell office:value-type="float" office:value="0.394999997615814">
                <text:p>0.394999997615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27000004053116">
                <text:p>0.827000004053116</text:p>
              </table:table-cell>
              <table:table-cell office:value-type="float" office:value="0.390699999779463">
                <text:p>0.390699999779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19999986886978">
                <text:p>0.819999986886978</text:p>
              </table:table-cell>
              <table:table-cell office:value-type="float" office:value="0.399399997889996">
                <text:p>0.399399997889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36000001430512">
                <text:p>0.836000001430512</text:p>
              </table:table-cell>
              <table:table-cell office:value-type="float" office:value="0.409099999666214">
                <text:p>0.409099999666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51999998092651">
                <text:p>0.851999998092651</text:p>
              </table:table-cell>
              <table:table-cell office:value-type="float" office:value="0.420899997651577">
                <text:p>0.420899997651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30000001192093">
                <text:p>0.830000001192093</text:p>
              </table:table-cell>
              <table:table-cell office:value-type="float" office:value="0.4187999984622">
                <text:p>0.4187999984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56000000238419">
                <text:p>0.856000000238419</text:p>
              </table:table-cell>
              <table:table-cell office:value-type="float" office:value="0.412399999499321">
                <text:p>0.412399999499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5000001192093">
                <text:p>0.855000001192093</text:p>
              </table:table-cell>
              <table:table-cell office:value-type="float" office:value="0.413199997842312">
                <text:p>0.413199997842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1999994516373">
                <text:p>0.861999994516373</text:p>
              </table:table-cell>
              <table:table-cell office:value-type="float" office:value="0.416299997270107">
                <text:p>0.416299997270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37999999523163">
                <text:p>0.837999999523163</text:p>
              </table:table-cell>
              <table:table-cell office:value-type="float" office:value="0.431699997186661">
                <text:p>0.431699997186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64999997615814">
                <text:p>0.864999997615814</text:p>
              </table:table-cell>
              <table:table-cell office:value-type="float" office:value="0.429399997889996">
                <text:p>0.42939999788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8000000715256">
                <text:p>0.868000000715256</text:p>
              </table:table-cell>
              <table:table-cell office:value-type="float" office:value="0.431399996876717">
                <text:p>0.431399996876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76cm" svg:y="0.316cm" chart:style-name="ch2">
          <text:p>Regularizing Effect (Training Size = 100, Without Bottleneck Layer)</text:p>
        </chart:title>
        <chart:legend svg:x="12.911cm" svg:y="6.095cm" style:legend-expansion="custom" chartooo:width="2.536cm" chartooo:height="1.096cm" style:legend-expansion-aspect-ratio="2.31386861313869" chart:style-name="ch3"/>
        <chart:plot-area chart:style-name="ch4" table:cell-range-address="'Densenet-40-12-CIFAR10-Size-100'.A2:'Densenet-40-12-CIFAR10-Size-100'.A42 'Densenet-40-12-CIFAR10-Size-100'.D2:'Densenet-40-12-CIFAR10-Size-100'.E42" chart:data-source-has-labels="row" svg:x="1.331cm" svg:y="1.275cm" svg:width="14.349cm" svg:height="6.564cm">
          <chartooo:coordinate-region svg:x="2.058cm" svg:y="1.474cm" svg:width="13.435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Densenet-40-12-CIFAR10-Size-100'.D3:'Densenet-40-12-CIFAR10-Size-100'.D42" chart:label-cell-address="'Densenet-40-12-CIFAR10-Size-100'.D2:'Densenet-40-12-CIFAR10-Size-100'.D2" chart:class="chart:scatter">
            <chart:domain table:cell-range-address="'Densenet-40-12-CIFAR10-Size-100'.A3:'Densenet-40-12-CIFAR10-Size-100'.A42"/>
            <chart:data-point chart:repeated="40"/>
          </chart:series>
          <chart:series chart:style-name="ch10" chart:values-cell-range-address="'Densenet-40-12-CIFAR10-Size-100'.E3:'Densenet-40-12-CIFAR10-Size-100'.E42" chart:label-cell-address="'Densenet-40-12-CIFAR10-Size-100'.E2:'Densenet-40-12-CIFAR10-Size-100'.E2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acc</text:p>
                <draw:g>
                  <svg:desc>'Densenet-40-12-CIFAR10-Size-100'.D2:'Densenet-40-12-CIFAR10-Size-100'.D2</svg:desc>
                </draw:g>
              </table:table-cell>
              <table:table-cell office:value-type="string">
                <text:p>val_acc</text:p>
                <draw:g>
                  <svg:desc>'Densenet-40-12-CIFAR10-Size-100'.E2:'Densenet-40-12-CIFAR10-Size-1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A3:'Densenet-40-12-CIFAR10-Size-100'.A42</svg:desc>
                </draw:g>
              </table:table-cell>
              <table:table-cell office:value-type="float" office:value="0.236999998986721">
                <text:p>0.236999998986721</text:p>
                <draw:g>
                  <svg:desc>'Densenet-40-12-CIFAR10-Size-100'.D3:'Densenet-40-12-CIFAR10-Size-100'.D42</svg:desc>
                </draw:g>
              </table:table-cell>
              <table:table-cell office:value-type="float" office:value="0.256599999219179">
                <text:p>0.256599999219179</text:p>
                <draw:g>
                  <svg:desc>'Densenet-40-12-CIFAR10-Size-100'.E3:'Densenet-40-12-CIFAR10-Size-100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4000000953674">
                <text:p>0.324000000953674</text:p>
              </table:table-cell>
              <table:table-cell office:value-type="float" office:value="0.151899999901652">
                <text:p>0.151899999901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80000001192093">
                <text:p>0.380000001192093</text:p>
              </table:table-cell>
              <table:table-cell office:value-type="float" office:value="0.163099999949336">
                <text:p>0.163099999949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99999994039535">
                <text:p>0.399999994039535</text:p>
              </table:table-cell>
              <table:table-cell office:value-type="float" office:value="0.270800001323223">
                <text:p>0.270800001323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0999999046326">
                <text:p>0.450999999046326</text:p>
              </table:table-cell>
              <table:table-cell office:value-type="float" office:value="0.350800000876188">
                <text:p>0.350800000876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7999997138977">
                <text:p>0.477999997138977</text:p>
              </table:table-cell>
              <table:table-cell office:value-type="float" office:value="0.333200002908707">
                <text:p>0.333200002908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9999997615814">
                <text:p>0.489999997615814</text:p>
              </table:table-cell>
              <table:table-cell office:value-type="float" office:value="0.376399999260902">
                <text:p>0.376399999260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1999997496605">
                <text:p>0.511999997496605</text:p>
              </table:table-cell>
              <table:table-cell office:value-type="float" office:value="0.317700000852346">
                <text:p>0.317700000852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10999998450279">
                <text:p>0.510999998450279</text:p>
              </table:table-cell>
              <table:table-cell office:value-type="float" office:value="0.33740000128746">
                <text:p>0.33740000128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24999997019768">
                <text:p>0.524999997019768</text:p>
              </table:table-cell>
              <table:table-cell office:value-type="float" office:value="0.343899999856949">
                <text:p>0.343899999856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59999996423721">
                <text:p>0.559999996423721</text:p>
              </table:table-cell>
              <table:table-cell office:value-type="float" office:value="0.356400002539158">
                <text:p>0.356400002539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8999992609024">
                <text:p>0.588999992609024</text:p>
              </table:table-cell>
              <table:table-cell office:value-type="float" office:value="0.364400000274181">
                <text:p>0.364400000274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199999332428">
                <text:p>0.58199999332428</text:p>
              </table:table-cell>
              <table:table-cell office:value-type="float" office:value="0.290700001269579">
                <text:p>0.290700001269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999998092651">
                <text:p>0.626999998092651</text:p>
              </table:table-cell>
              <table:table-cell office:value-type="float" office:value="0.346400001347065">
                <text:p>0.346400001347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44999992847443">
                <text:p>0.644999992847443</text:p>
              </table:table-cell>
              <table:table-cell office:value-type="float" office:value="0.449499997496605">
                <text:p>0.449499997496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50999999046326">
                <text:p>0.650999999046326</text:p>
              </table:table-cell>
              <table:table-cell office:value-type="float" office:value="0.436499998867512">
                <text:p>0.436499998867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83000004291534">
                <text:p>0.683000004291534</text:p>
              </table:table-cell>
              <table:table-cell office:value-type="float" office:value="0.443099998235703">
                <text:p>0.443099998235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05999994277954">
                <text:p>0.705999994277954</text:p>
              </table:table-cell>
              <table:table-cell office:value-type="float" office:value="0.463299995958805">
                <text:p>0.463299995958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29000002145767">
                <text:p>0.729000002145767</text:p>
              </table:table-cell>
              <table:table-cell office:value-type="float" office:value="0.47389999806881">
                <text:p>0.47389999806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3999990224838">
                <text:p>0.703999990224838</text:p>
              </table:table-cell>
              <table:table-cell office:value-type="float" office:value="0.441199997067452">
                <text:p>0.441199997067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29000002145767">
                <text:p>0.729000002145767</text:p>
              </table:table-cell>
              <table:table-cell office:value-type="float" office:value="0.377800000309944">
                <text:p>0.37780000030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39999997615814">
                <text:p>0.739999997615814</text:p>
              </table:table-cell>
              <table:table-cell office:value-type="float" office:value="0.437699999213219">
                <text:p>0.437699999213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51999998092651">
                <text:p>0.751999998092651</text:p>
              </table:table-cell>
              <table:table-cell office:value-type="float" office:value="0.425799997150898">
                <text:p>0.425799997150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60999995470047">
                <text:p>0.760999995470047</text:p>
              </table:table-cell>
              <table:table-cell office:value-type="float" office:value="0.419099998474121">
                <text:p>0.419099998474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49999994039535">
                <text:p>0.749999994039535</text:p>
              </table:table-cell>
              <table:table-cell office:value-type="float" office:value="0.431199997365475">
                <text:p>0.431199997365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1999992132187">
                <text:p>0.801999992132187</text:p>
              </table:table-cell>
              <table:table-cell office:value-type="float" office:value="0.422699999213219">
                <text:p>0.422699999213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23000007867813">
                <text:p>0.823000007867813</text:p>
              </table:table-cell>
              <table:table-cell office:value-type="float" office:value="0.441899997889996">
                <text:p>0.441899997889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700000166893">
                <text:p>0.81700000166893</text:p>
              </table:table-cell>
              <table:table-cell office:value-type="float" office:value="0.45059999614954">
                <text:p>0.45059999614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45999997854233">
                <text:p>0.845999997854233</text:p>
              </table:table-cell>
              <table:table-cell office:value-type="float" office:value="0.421899998188019">
                <text:p>0.421899998188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28999990224838">
                <text:p>0.828999990224838</text:p>
              </table:table-cell>
              <table:table-cell office:value-type="float" office:value="0.439899998307228">
                <text:p>0.439899998307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31000000238419">
                <text:p>0.831000000238419</text:p>
              </table:table-cell>
              <table:table-cell office:value-type="float" office:value="0.46219999730587">
                <text:p>0.46219999730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1999998092651">
                <text:p>0.851999998092651</text:p>
              </table:table-cell>
              <table:table-cell office:value-type="float" office:value="0.453899997770786">
                <text:p>0.453899997770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6599999666214">
                <text:p>0.86599999666214</text:p>
              </table:table-cell>
              <table:table-cell office:value-type="float" office:value="0.453099997639656">
                <text:p>0.453099997639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58999997377396">
                <text:p>0.858999997377396</text:p>
              </table:table-cell>
              <table:table-cell office:value-type="float" office:value="0.466999997496605">
                <text:p>0.466999997496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52000004053116">
                <text:p>0.852000004053116</text:p>
              </table:table-cell>
              <table:table-cell office:value-type="float" office:value="0.469899998009205">
                <text:p>0.469899998009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7999994754791">
                <text:p>0.867999994754791</text:p>
              </table:table-cell>
              <table:table-cell office:value-type="float" office:value="0.473799993693829">
                <text:p>0.4737999936938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1000001430512">
                <text:p>0.861000001430512</text:p>
              </table:table-cell>
              <table:table-cell office:value-type="float" office:value="0.477099992930889">
                <text:p>0.477099992930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75000005960465">
                <text:p>0.875000005960465</text:p>
              </table:table-cell>
              <table:table-cell office:value-type="float" office:value="0.480899997055531">
                <text:p>0.480899997055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69999998807907">
                <text:p>0.869999998807907</text:p>
              </table:table-cell>
              <table:table-cell office:value-type="float" office:value="0.484599996209145">
                <text:p>0.484599996209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800000667572">
                <text:p>0.86800000667572</text:p>
              </table:table-cell>
              <table:table-cell office:value-type="float" office:value="0.487099997401238">
                <text:p>0.487099997401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61cm" svg:y="0.316cm" chart:style-name="ch2">
          <text:p>Regularizing Effect (Training Size = 1000, With Bottleneck Layer)</text:p>
        </chart:title>
        <chart:legend svg:x="12.867cm" svg:y="6.091cm" style:legend-expansion="custom" chartooo:width="2.536cm" chartooo:height="1.096cm" style:legend-expansion-aspect-ratio="2.31386861313869" chart:style-name="ch3"/>
        <chart:plot-area chart:style-name="ch4" table:cell-range-address="'Densenet-40-12-CIFAR10-Size-100'.F2:'Densenet-40-12-CIFAR10-Size-100'.H42" chart:data-source-has-labels="row" svg:x="1.331cm" svg:y="1.275cm" svg:width="14.349cm" svg:height="6.564cm">
          <chartooo:coordinate-region svg:x="2.058cm" svg:y="1.474cm" svg:width="13.435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Densenet-40-12-CIFAR10-Size-100'.G3:'Densenet-40-12-CIFAR10-Size-100'.G42" chart:label-cell-address="'Densenet-40-12-CIFAR10-Size-100'.G2:'Densenet-40-12-CIFAR10-Size-100'.G2" chart:class="chart:scatter">
            <chart:domain table:cell-range-address="'Densenet-40-12-CIFAR10-Size-100'.F3:'Densenet-40-12-CIFAR10-Size-100'.F42"/>
            <chart:data-point chart:repeated="40"/>
          </chart:series>
          <chart:series chart:style-name="ch10" chart:values-cell-range-address="'Densenet-40-12-CIFAR10-Size-100'.H3:'Densenet-40-12-CIFAR10-Size-100'.H42" chart:label-cell-address="'Densenet-40-12-CIFAR10-Size-100'.H2:'Densenet-40-12-CIFAR10-Size-100'.H2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rain_acc</text:p>
                <draw:g>
                  <svg:desc>'Densenet-40-12-CIFAR10-Size-100'.G2:'Densenet-40-12-CIFAR10-Size-100'.G2</svg:desc>
                </draw:g>
              </table:table-cell>
              <table:table-cell office:value-type="string">
                <text:p>val_acc</text:p>
                <draw:g>
                  <svg:desc>'Densenet-40-12-CIFAR10-Size-100'.H2:'Densenet-40-12-CIFAR10-Size-1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F3:'Densenet-40-12-CIFAR10-Size-100'.F42</svg:desc>
                </draw:g>
              </table:table-cell>
              <table:table-cell office:value-type="float" office:value="0.515599997639656">
                <text:p>0.515599997639656</text:p>
                <draw:g>
                  <svg:desc>'Densenet-40-12-CIFAR10-Size-100'.G3:'Densenet-40-12-CIFAR10-Size-100'.G42</svg:desc>
                </draw:g>
              </table:table-cell>
              <table:table-cell office:value-type="float" office:value="0.485299995839596">
                <text:p>0.485299995839596</text:p>
                <draw:g>
                  <svg:desc>'Densenet-40-12-CIFAR10-Size-100'.H3:'Densenet-40-12-CIFAR10-Size-100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629999935627">
                <text:p>0.54629999935627</text:p>
              </table:table-cell>
              <table:table-cell office:value-type="float" office:value="0.503799996376038">
                <text:p>0.503799996376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0899998247623">
                <text:p>0.560899998247623</text:p>
              </table:table-cell>
              <table:table-cell office:value-type="float" office:value="0.530999997258186">
                <text:p>0.530999997258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70699999034405">
                <text:p>0.570699999034405</text:p>
              </table:table-cell>
              <table:table-cell office:value-type="float" office:value="0.546099996566772">
                <text:p>0.546099996566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3199998736381">
                <text:p>0.583199998736381</text:p>
              </table:table-cell>
              <table:table-cell office:value-type="float" office:value="0.548799994885921">
                <text:p>0.548799994885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85799997150898">
                <text:p>0.585799997150898</text:p>
              </table:table-cell>
              <table:table-cell office:value-type="float" office:value="0.550499994456768">
                <text:p>0.55049999445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02799996435642">
                <text:p>0.602799996435642</text:p>
              </table:table-cell>
              <table:table-cell office:value-type="float" office:value="0.555299996733665">
                <text:p>0.555299996733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12199999094009">
                <text:p>0.612199999094009</text:p>
              </table:table-cell>
              <table:table-cell office:value-type="float" office:value="0.562899996638298">
                <text:p>0.562899996638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1800002455711">
                <text:p>0.611800002455711</text:p>
              </table:table-cell>
              <table:table-cell office:value-type="float" office:value="0.556099998354912">
                <text:p>0.556099998354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19999998807907">
                <text:p>0.619999998807907</text:p>
              </table:table-cell>
              <table:table-cell office:value-type="float" office:value="0.522799995541573">
                <text:p>0.52279999554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2400000095367">
                <text:p>0.622400000095367</text:p>
              </table:table-cell>
              <table:table-cell office:value-type="float" office:value="0.567599997222424">
                <text:p>0.567599997222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3410000026226">
                <text:p>0.63410000026226</text:p>
              </table:table-cell>
              <table:table-cell office:value-type="float" office:value="0.572299997508526">
                <text:p>0.572299997508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33099999427795">
                <text:p>0.633099999427795</text:p>
              </table:table-cell>
              <table:table-cell office:value-type="float" office:value="0.574299998879433">
                <text:p>0.574299998879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35299999117851">
                <text:p>0.635299999117851</text:p>
              </table:table-cell>
              <table:table-cell office:value-type="float" office:value="0.562999997437">
                <text:p>0.562999997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48200000226498">
                <text:p>0.648200000226498</text:p>
              </table:table-cell>
              <table:table-cell office:value-type="float" office:value="0.577199999988079">
                <text:p>0.577199999988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47300001382828">
                <text:p>0.647300001382828</text:p>
              </table:table-cell>
              <table:table-cell office:value-type="float" office:value="0.579199997186661">
                <text:p>0.579199997186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57600000500679">
                <text:p>0.657600000500679</text:p>
              </table:table-cell>
              <table:table-cell office:value-type="float" office:value="0.556599999666214">
                <text:p>0.556599999666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54800002574921">
                <text:p>0.654800002574921</text:p>
              </table:table-cell>
              <table:table-cell office:value-type="float" office:value="0.573899997770786">
                <text:p>0.573899997770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56700000762939">
                <text:p>0.656700000762939</text:p>
              </table:table-cell>
              <table:table-cell office:value-type="float" office:value="0.584699994921684">
                <text:p>0.584699994921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66700001955032">
                <text:p>0.666700001955032</text:p>
              </table:table-cell>
              <table:table-cell office:value-type="float" office:value="0.570800001621246">
                <text:p>0.570800001621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64800000786781">
                <text:p>0.664800000786781</text:p>
              </table:table-cell>
              <table:table-cell office:value-type="float" office:value="0.590200000405312">
                <text:p>0.59020000040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74700001478195">
                <text:p>0.674700001478195</text:p>
              </table:table-cell>
              <table:table-cell office:value-type="float" office:value="0.608000000715256">
                <text:p>0.608000000715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75200002789497">
                <text:p>0.675200002789497</text:p>
              </table:table-cell>
              <table:table-cell office:value-type="float" office:value="0.618899996876717">
                <text:p>0.618899996876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79000005722046">
                <text:p>0.679000005722046</text:p>
              </table:table-cell>
              <table:table-cell office:value-type="float" office:value="0.605099999904633">
                <text:p>0.605099999904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5300000309944">
                <text:p>0.685300000309944</text:p>
              </table:table-cell>
              <table:table-cell office:value-type="float" office:value="0.572499996125698">
                <text:p>0.572499996125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91100000143051">
                <text:p>0.691100000143051</text:p>
              </table:table-cell>
              <table:table-cell office:value-type="float" office:value="0.611799997091293">
                <text:p>0.611799997091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93399998545647">
                <text:p>0.693399998545647</text:p>
              </table:table-cell>
              <table:table-cell office:value-type="float" office:value="0.612899996936321">
                <text:p>0.612899996936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95100001096725">
                <text:p>0.695100001096725</text:p>
              </table:table-cell>
              <table:table-cell office:value-type="float" office:value="0.616900002062321">
                <text:p>0.616900002062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9730000436306">
                <text:p>0.69730000436306</text:p>
              </table:table-cell>
              <table:table-cell office:value-type="float" office:value="0.627699998915195">
                <text:p>0.627699998915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99499998092651">
                <text:p>0.699499998092651</text:p>
              </table:table-cell>
              <table:table-cell office:value-type="float" office:value="0.613499998450279">
                <text:p>0.613499998450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99400004148483">
                <text:p>0.699400004148483</text:p>
              </table:table-cell>
              <table:table-cell office:value-type="float" office:value="0.602699998617172">
                <text:p>0.602699998617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03100003004074">
                <text:p>0.703100003004074</text:p>
              </table:table-cell>
              <table:table-cell office:value-type="float" office:value="0.598399995267391">
                <text:p>0.598399995267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09599997401238">
                <text:p>0.709599997401238</text:p>
              </table:table-cell>
              <table:table-cell office:value-type="float" office:value="0.617700002789497">
                <text:p>0.617700002789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13700000047684">
                <text:p>0.713700000047684</text:p>
              </table:table-cell>
              <table:table-cell office:value-type="float" office:value="0.6120999994874">
                <text:p>0.6120999994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15300000905991">
                <text:p>0.715300000905991</text:p>
              </table:table-cell>
              <table:table-cell office:value-type="float" office:value="0.620800000429153">
                <text:p>0.620800000429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27599999904633">
                <text:p>0.727599999904633</text:p>
              </table:table-cell>
              <table:table-cell office:value-type="float" office:value="0.624899999797344">
                <text:p>0.624899999797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36400000452995">
                <text:p>0.736400000452995</text:p>
              </table:table-cell>
              <table:table-cell office:value-type="float" office:value="0.622699996829033">
                <text:p>0.622699996829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36400001645088">
                <text:p>0.736400001645088</text:p>
              </table:table-cell>
              <table:table-cell office:value-type="float" office:value="0.629399999380112">
                <text:p>0.629399999380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38499999642372">
                <text:p>0.738499999642372</text:p>
              </table:table-cell>
              <table:table-cell office:value-type="float" office:value="0.619099999964237">
                <text:p>0.619099999964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24900001883507">
                <text:p>0.724900001883507</text:p>
              </table:table-cell>
              <table:table-cell office:value-type="float" office:value="0.628900000452995">
                <text:p>0.628900000452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57cm" svg:y="0.316cm" chart:style-name="ch2">
          <text:p>Regularizing Effect (Training Size = 1000, Without Bottleneck Layer)</text:p>
        </chart:title>
        <chart:legend svg:x="12.959cm" svg:y="5.979cm" style:legend-expansion="custom" chartooo:width="2.536cm" chartooo:height="1.096cm" style:legend-expansion-aspect-ratio="2.31386861313869" chart:style-name="ch3"/>
        <chart:plot-area chart:style-name="ch4" table:cell-range-address="'Densenet-40-12-CIFAR10-Size-100'.F2:'Densenet-40-12-CIFAR10-Size-100'.F42 'Densenet-40-12-CIFAR10-Size-100'.I2:'Densenet-40-12-CIFAR10-Size-100'.J42" chart:data-source-has-labels="row" svg:x="1.331cm" svg:y="1.275cm" svg:width="14.349cm" svg:height="6.564cm">
          <chartooo:coordinate-region svg:x="2.058cm" svg:y="1.474cm" svg:width="13.435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Densenet-40-12-CIFAR10-Size-100'.I3:'Densenet-40-12-CIFAR10-Size-100'.I42" chart:label-cell-address="'Densenet-40-12-CIFAR10-Size-100'.I2:'Densenet-40-12-CIFAR10-Size-100'.I2" chart:class="chart:scatter">
            <chart:domain table:cell-range-address="'Densenet-40-12-CIFAR10-Size-100'.F3:'Densenet-40-12-CIFAR10-Size-100'.F42"/>
            <chart:data-point chart:repeated="40"/>
          </chart:series>
          <chart:series chart:style-name="ch10" chart:values-cell-range-address="'Densenet-40-12-CIFAR10-Size-100'.J3:'Densenet-40-12-CIFAR10-Size-100'.J42" chart:label-cell-address="'Densenet-40-12-CIFAR10-Size-100'.J2:'Densenet-40-12-CIFAR10-Size-100'.J2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rain_acc</text:p>
                <draw:g>
                  <svg:desc>'Densenet-40-12-CIFAR10-Size-100'.I2:'Densenet-40-12-CIFAR10-Size-100'.I2</svg:desc>
                </draw:g>
              </table:table-cell>
              <table:table-cell office:value-type="string">
                <text:p>val_acc</text:p>
                <draw:g>
                  <svg:desc>'Densenet-40-12-CIFAR10-Size-100'.J2:'Densenet-40-12-CIFAR10-Size-100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F3:'Densenet-40-12-CIFAR10-Size-100'.F42</svg:desc>
                </draw:g>
              </table:table-cell>
              <table:table-cell office:value-type="float" office:value="0.521599998176098">
                <text:p>0.521599998176098</text:p>
                <draw:g>
                  <svg:desc>'Densenet-40-12-CIFAR10-Size-100'.I3:'Densenet-40-12-CIFAR10-Size-100'.I42</svg:desc>
                </draw:g>
              </table:table-cell>
              <table:table-cell office:value-type="float" office:value="0.501199994981289">
                <text:p>0.501199994981289</text:p>
                <draw:g>
                  <svg:desc>'Densenet-40-12-CIFAR10-Size-100'.J3:'Densenet-40-12-CIFAR10-Size-100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2799995541573">
                <text:p>0.542799995541573</text:p>
              </table:table-cell>
              <table:table-cell office:value-type="float" office:value="0.522299998402596">
                <text:p>0.52229999840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5219999730587">
                <text:p>0.55219999730587</text:p>
              </table:table-cell>
              <table:table-cell office:value-type="float" office:value="0.531499998271465">
                <text:p>0.53149999827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55599999427795">
                <text:p>0.555599999427795</text:p>
              </table:table-cell>
              <table:table-cell office:value-type="float" office:value="0.543499996960163">
                <text:p>0.543499996960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58100000321865">
                <text:p>0.558100000321865</text:p>
              </table:table-cell>
              <table:table-cell office:value-type="float" office:value="0.552399998009205">
                <text:p>0.552399998009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72099997401238">
                <text:p>0.572099997401238</text:p>
              </table:table-cell>
              <table:table-cell office:value-type="float" office:value="0.55009999781847">
                <text:p>0.55009999781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67599998116493">
                <text:p>0.567599998116493</text:p>
              </table:table-cell>
              <table:table-cell office:value-type="float" office:value="0.546899996101856">
                <text:p>0.546899996101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78899998664856">
                <text:p>0.578899998664856</text:p>
              </table:table-cell>
              <table:table-cell office:value-type="float" office:value="0.558099998831749">
                <text:p>0.558099998831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81399999260902">
                <text:p>0.581399999260902</text:p>
              </table:table-cell>
              <table:table-cell office:value-type="float" office:value="0.546299996674061">
                <text:p>0.546299996674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8199998438358">
                <text:p>0.578199998438358</text:p>
              </table:table-cell>
              <table:table-cell office:value-type="float" office:value="0.561499997973442">
                <text:p>0.561499997973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86799999177456">
                <text:p>0.586799999177456</text:p>
              </table:table-cell>
              <table:table-cell office:value-type="float" office:value="0.563099994063377">
                <text:p>0.563099994063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4799999892712">
                <text:p>0.584799999892712</text:p>
              </table:table-cell>
              <table:table-cell office:value-type="float" office:value="0.558699998557568">
                <text:p>0.558699998557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8200000822544">
                <text:p>0.588200000822544</text:p>
              </table:table-cell>
              <table:table-cell office:value-type="float" office:value="0.55809999525547">
                <text:p>0.55809999525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139999628067">
                <text:p>0.59139999628067</text:p>
              </table:table-cell>
              <table:table-cell office:value-type="float" office:value="0.569799999594688">
                <text:p>0.569799999594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02500000298023">
                <text:p>0.602500000298023</text:p>
              </table:table-cell>
              <table:table-cell office:value-type="float" office:value="0.568299998342991">
                <text:p>0.568299998342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7400000095367">
                <text:p>0.597400000095367</text:p>
              </table:table-cell>
              <table:table-cell office:value-type="float" office:value="0.566899996697903">
                <text:p>0.566899996697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9299998283386">
                <text:p>0.599299998283386</text:p>
              </table:table-cell>
              <table:table-cell office:value-type="float" office:value="0.567299996912479">
                <text:p>0.567299996912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058999979496">
                <text:p>0.6058999979496</text:p>
              </table:table-cell>
              <table:table-cell office:value-type="float" office:value="0.570899999141693">
                <text:p>0.570899999141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12200000882149">
                <text:p>0.612200000882149</text:p>
              </table:table-cell>
              <table:table-cell office:value-type="float" office:value="0.571299998760223">
                <text:p>0.571299998760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11499999761581">
                <text:p>0.611499999761581</text:p>
              </table:table-cell>
              <table:table-cell office:value-type="float" office:value="0.573499995172024">
                <text:p>0.573499995172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11199998259544">
                <text:p>0.611199998259544</text:p>
              </table:table-cell>
              <table:table-cell office:value-type="float" office:value="0.579299996495247">
                <text:p>0.579299996495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10999999642372">
                <text:p>0.610999999642372</text:p>
              </table:table-cell>
              <table:table-cell office:value-type="float" office:value="0.571399999260902">
                <text:p>0.571399999260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13700001835823">
                <text:p>0.613700001835823</text:p>
              </table:table-cell>
              <table:table-cell office:value-type="float" office:value="0.576099996864796">
                <text:p>0.576099996864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3299999833107">
                <text:p>0.613299999833107</text:p>
              </table:table-cell>
              <table:table-cell office:value-type="float" office:value="0.582300001978874">
                <text:p>0.582300001978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14799999296665">
                <text:p>0.614799999296665</text:p>
              </table:table-cell>
              <table:table-cell office:value-type="float" office:value="0.590199998617172">
                <text:p>0.590199998617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1699998378754">
                <text:p>0.621699998378754</text:p>
              </table:table-cell>
              <table:table-cell office:value-type="float" office:value="0.585399996042252">
                <text:p>0.585399996042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1809999704361">
                <text:p>0.61809999704361</text:p>
              </table:table-cell>
              <table:table-cell office:value-type="float" office:value="0.582400000393391">
                <text:p>0.582400000393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0900002121925">
                <text:p>0.620900002121925</text:p>
              </table:table-cell>
              <table:table-cell office:value-type="float" office:value="0.577099996805191">
                <text:p>0.577099996805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26799998879433">
                <text:p>0.626799998879433</text:p>
              </table:table-cell>
              <table:table-cell office:value-type="float" office:value="0.589299997091293">
                <text:p>0.589299997091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29499999284744">
                <text:p>0.629499999284744</text:p>
              </table:table-cell>
              <table:table-cell office:value-type="float" office:value="0.585199998915195">
                <text:p>0.585199998915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9999666214">
                <text:p>0.63099999666214</text:p>
              </table:table-cell>
              <table:table-cell office:value-type="float" office:value="0.592299997508526">
                <text:p>0.592299997508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4299999475479">
                <text:p>0.634299999475479</text:p>
              </table:table-cell>
              <table:table-cell office:value-type="float" office:value="0.579399997889996">
                <text:p>0.57939999788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27899996638298">
                <text:p>0.627899996638298</text:p>
              </table:table-cell>
              <table:table-cell office:value-type="float" office:value="0.598100000917911">
                <text:p>0.598100000917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3300001621246">
                <text:p>0.633300001621246</text:p>
              </table:table-cell>
              <table:table-cell office:value-type="float" office:value="0.592899998724461">
                <text:p>0.59289999872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360000282526">
                <text:p>0.63360000282526</text:p>
              </table:table-cell>
              <table:table-cell office:value-type="float" office:value="0.584499998986721">
                <text:p>0.584499998986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9100000560284">
                <text:p>0.639100000560284</text:p>
              </table:table-cell>
              <table:table-cell office:value-type="float" office:value="0.594699999988079">
                <text:p>0.594699999988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9899997711182">
                <text:p>0.639899997711182</text:p>
              </table:table-cell>
              <table:table-cell office:value-type="float" office:value="0.597899995148182">
                <text:p>0.597899995148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5200002789497">
                <text:p>0.635200002789497</text:p>
              </table:table-cell>
              <table:table-cell office:value-type="float" office:value="0.595799997448921">
                <text:p>0.595799997448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45400002598763">
                <text:p>0.645400002598763</text:p>
              </table:table-cell>
              <table:table-cell office:value-type="float" office:value="0.599499998986721">
                <text:p>0.599499998986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41600003242493">
                <text:p>0.641600003242493</text:p>
              </table:table-cell>
              <table:table-cell office:value-type="float" office:value="0.587299998700619">
                <text:p>0.5872999987006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42cm" svg:y="0.316cm" chart:style-name="ch2">
          <text:p>Regularizing Effect (Training Size = 50000, With Bottleneck Layer)</text:p>
        </chart:title>
        <chart:legend svg:x="12.904cm" svg:y="6.011cm" style:legend-expansion="custom" chartooo:width="2.536cm" chartooo:height="1.096cm" style:legend-expansion-aspect-ratio="2.31386861313869" chart:style-name="ch3"/>
        <chart:plot-area chart:style-name="ch4" table:cell-range-address="'Densenet-40-12-CIFAR10-Size-100'.K2:'Densenet-40-12-CIFAR10-Size-100'.M42" chart:data-source-has-labels="row" svg:x="1.331cm" svg:y="1.275cm" svg:width="14.349cm" svg:height="6.564cm">
          <chartooo:coordinate-region svg:x="2.243cm" svg:y="1.474cm" svg:width="13.251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Densenet-40-12-CIFAR10-Size-100'.L3:'Densenet-40-12-CIFAR10-Size-100'.L42" chart:label-cell-address="'Densenet-40-12-CIFAR10-Size-100'.L2:'Densenet-40-12-CIFAR10-Size-100'.L2" chart:class="chart:scatter">
            <chart:domain table:cell-range-address="'Densenet-40-12-CIFAR10-Size-100'.K3:'Densenet-40-12-CIFAR10-Size-100'.K42"/>
            <chart:data-point chart:repeated="40"/>
          </chart:series>
          <chart:series chart:style-name="ch10" chart:values-cell-range-address="'Densenet-40-12-CIFAR10-Size-100'.M3:'Densenet-40-12-CIFAR10-Size-100'.M42" chart:label-cell-address="'Densenet-40-12-CIFAR10-Size-100'.M2:'Densenet-40-12-CIFAR10-Size-100'.M2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rain_acc</text:p>
                <draw:g>
                  <svg:desc>'Densenet-40-12-CIFAR10-Size-100'.L2:'Densenet-40-12-CIFAR10-Size-100'.L2</svg:desc>
                </draw:g>
              </table:table-cell>
              <table:table-cell office:value-type="string">
                <text:p>val_acc</text:p>
                <draw:g>
                  <svg:desc>'Densenet-40-12-CIFAR10-Size-100'.M2:'Densenet-40-12-CIFAR10-Size-1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K3:'Densenet-40-12-CIFAR10-Size-100'.K42</svg:desc>
                </draw:g>
              </table:table-cell>
              <table:table-cell office:value-type="float" office:value="0.793539998292923">
                <text:p>0.793539998292923</text:p>
                <draw:g>
                  <svg:desc>'Densenet-40-12-CIFAR10-Size-100'.L3:'Densenet-40-12-CIFAR10-Size-100'.L42</svg:desc>
                </draw:g>
              </table:table-cell>
              <table:table-cell office:value-type="float" office:value="0.740999999046326">
                <text:p>0.740999999046326</text:p>
                <draw:g>
                  <svg:desc>'Densenet-40-12-CIFAR10-Size-100'.M3:'Densenet-40-12-CIFAR10-Size-100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6219998836517">
                <text:p>0.796219998836517</text:p>
              </table:table-cell>
              <table:table-cell office:value-type="float" office:value="0.750199997425079">
                <text:p>0.750199997425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96939998745918">
                <text:p>0.796939998745918</text:p>
              </table:table-cell>
              <table:table-cell office:value-type="float" office:value="0.750199998617172">
                <text:p>0.750199998617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659998416901">
                <text:p>0.795659998416901</text:p>
              </table:table-cell>
              <table:table-cell office:value-type="float" office:value="0.763799998164177">
                <text:p>0.763799998164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4459998011589">
                <text:p>0.794459998011589</text:p>
              </table:table-cell>
              <table:table-cell office:value-type="float" office:value="0.751899999380112">
                <text:p>0.751899999380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99499998092651">
                <text:p>0.799499998092651</text:p>
              </table:table-cell>
              <table:table-cell office:value-type="float" office:value="0.759899996519089">
                <text:p>0.759899996519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99919998407364">
                <text:p>0.799919998407364</text:p>
              </table:table-cell>
              <table:table-cell office:value-type="float" office:value="0.765199999213219">
                <text:p>0.765199999213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00859997868538">
                <text:p>0.800859997868538</text:p>
              </table:table-cell>
              <table:table-cell office:value-type="float" office:value="0.767099999785423">
                <text:p>0.767099999785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9419997930527">
                <text:p>0.799419997930527</text:p>
              </table:table-cell>
              <table:table-cell office:value-type="float" office:value="0.74960000038147">
                <text:p>0.7496000003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0133999812603">
                <text:p>0.80133999812603</text:p>
              </table:table-cell>
              <table:table-cell office:value-type="float" office:value="0.753799996972084">
                <text:p>0.753799996972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00579998135567">
                <text:p>0.800579998135567</text:p>
              </table:table-cell>
              <table:table-cell office:value-type="float" office:value="0.750500000119209">
                <text:p>0.750500000119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01939997911453">
                <text:p>0.801939997911453</text:p>
              </table:table-cell>
              <table:table-cell office:value-type="float" office:value="0.749200001358986">
                <text:p>0.749200001358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7019998073578">
                <text:p>0.807019998073578</text:p>
              </table:table-cell>
              <table:table-cell office:value-type="float" office:value="0.742099999189377">
                <text:p>0.742099999189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4299997329712">
                <text:p>0.804299997329712</text:p>
              </table:table-cell>
              <table:table-cell office:value-type="float" office:value="0.747699999213219">
                <text:p>0.747699999213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08739998817444">
                <text:p>0.808739998817444</text:p>
              </table:table-cell>
              <table:table-cell office:value-type="float" office:value="0.762399997711182">
                <text:p>0.762399997711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7899998426437">
                <text:p>0.807899998426437</text:p>
              </table:table-cell>
              <table:table-cell office:value-type="float" office:value="0.768599998950958">
                <text:p>0.768599998950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08319997787475">
                <text:p>0.808319997787475</text:p>
              </table:table-cell>
              <table:table-cell office:value-type="float" office:value="0.757800000309944">
                <text:p>0.757800000309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10759997963905">
                <text:p>0.810759997963905</text:p>
              </table:table-cell>
              <table:table-cell office:value-type="float" office:value="0.763799999952316">
                <text:p>0.763799999952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217999792099">
                <text:p>0.81217999792099</text:p>
              </table:table-cell>
              <table:table-cell office:value-type="float" office:value="0.765000002384186">
                <text:p>0.765000002384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1379997968674">
                <text:p>0.811379997968674</text:p>
              </table:table-cell>
              <table:table-cell office:value-type="float" office:value="0.759999998807907">
                <text:p>0.759999998807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1127999818325">
                <text:p>0.81127999818325</text:p>
              </table:table-cell>
              <table:table-cell office:value-type="float" office:value="0.756700000762939">
                <text:p>0.756700000762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2339996814728">
                <text:p>0.812339996814728</text:p>
              </table:table-cell>
              <table:table-cell office:value-type="float" office:value="0.76040000140667">
                <text:p>0.76040000140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09499997377396">
                <text:p>0.809499997377396</text:p>
              </table:table-cell>
              <table:table-cell office:value-type="float" office:value="0.759800001382828">
                <text:p>0.759800001382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12819997906685">
                <text:p>0.812819997906685</text:p>
              </table:table-cell>
              <table:table-cell office:value-type="float" office:value="0.757200001478195">
                <text:p>0.757200001478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13119997739792">
                <text:p>0.813119997739792</text:p>
              </table:table-cell>
              <table:table-cell office:value-type="float" office:value="0.760699999928475">
                <text:p>0.760699999928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13179997682571">
                <text:p>0.813179997682571</text:p>
              </table:table-cell>
              <table:table-cell office:value-type="float" office:value="0.762900000214577">
                <text:p>0.762900000214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11399995803833">
                <text:p>0.811399995803833</text:p>
              </table:table-cell>
              <table:table-cell office:value-type="float" office:value="0.757199999094009">
                <text:p>0.757199999094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1519996404648">
                <text:p>0.811519996404648</text:p>
              </table:table-cell>
              <table:table-cell office:value-type="float" office:value="0.769899998903274">
                <text:p>0.769899998903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12359997987747">
                <text:p>0.812359997987747</text:p>
              </table:table-cell>
              <table:table-cell office:value-type="float" office:value="0.7600999969244">
                <text:p>0.7600999969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14879998683929">
                <text:p>0.814879998683929</text:p>
              </table:table-cell>
              <table:table-cell office:value-type="float" office:value="0.761599998474121">
                <text:p>0.761599998474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1067999625206">
                <text:p>0.81067999625206</text:p>
              </table:table-cell>
              <table:table-cell office:value-type="float" office:value="0.760100000500679">
                <text:p>0.760100000500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14879997730255">
                <text:p>0.814879997730255</text:p>
              </table:table-cell>
              <table:table-cell office:value-type="float" office:value="0.761999999284744">
                <text:p>0.761999999284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11379997730255">
                <text:p>0.81137999773025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13159998059273">
                <text:p>0.813159998059273</text:p>
              </table:table-cell>
              <table:table-cell office:value-type="float" office:value="0.763600000143051">
                <text:p>0.7636000001430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4899997711182">
                <text:p>0.814899997711182</text:p>
              </table:table-cell>
              <table:table-cell office:value-type="float" office:value="0.771099998950958">
                <text:p>0.771099998950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13259999036789">
                <text:p>0.813259999036789</text:p>
              </table:table-cell>
              <table:table-cell office:value-type="float" office:value="0.758199998736382">
                <text:p>0.758199998736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1569999730587">
                <text:p>0.81569999730587</text:p>
              </table:table-cell>
              <table:table-cell office:value-type="float" office:value="0.767200000286102">
                <text:p>0.767200000286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16659997582435">
                <text:p>0.816659997582435</text:p>
              </table:table-cell>
              <table:table-cell office:value-type="float" office:value="0.762800000309944">
                <text:p>0.7628000003099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14319997787475">
                <text:p>0.814319997787475</text:p>
              </table:table-cell>
              <table:table-cell office:value-type="float" office:value="0.765400000214577">
                <text:p>0.765400000214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16799998044968">
                <text:p>0.816799998044968</text:p>
              </table:table-cell>
              <table:table-cell office:value-type="float" office:value="0.767199998497963">
                <text:p>0.767199998497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38cm" svg:y="0.316cm" chart:style-name="ch2">
          <text:p>Regularizing Effect (Training Size = 50000, Without Bottleneck Layer)</text:p>
        </chart:title>
        <chart:legend svg:x="12.922cm" svg:y="6.052cm" style:legend-expansion="custom" chartooo:width="2.536cm" chartooo:height="1.096cm" style:legend-expansion-aspect-ratio="2.31386861313869" chart:style-name="ch3"/>
        <chart:plot-area chart:style-name="ch4" table:cell-range-address="'Densenet-40-12-CIFAR10-Size-100'.K2:'Densenet-40-12-CIFAR10-Size-100'.K42 'Densenet-40-12-CIFAR10-Size-100'.N2:'Densenet-40-12-CIFAR10-Size-100'.O42" chart:data-source-has-labels="row" svg:x="1.331cm" svg:y="1.275cm" svg:width="14.349cm" svg:height="6.564cm">
          <chartooo:coordinate-region svg:x="2.058cm" svg:y="1.475cm" svg:width="13.435cm" svg:height="5.717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Densenet-40-12-CIFAR10-Size-100'.N3:'Densenet-40-12-CIFAR10-Size-100'.N42" chart:label-cell-address="'Densenet-40-12-CIFAR10-Size-100'.N2:'Densenet-40-12-CIFAR10-Size-100'.N2" chart:class="chart:scatter">
            <chart:domain table:cell-range-address="'Densenet-40-12-CIFAR10-Size-100'.K3:'Densenet-40-12-CIFAR10-Size-100'.K42"/>
            <chart:data-point chart:repeated="40"/>
          </chart:series>
          <chart:series chart:style-name="ch10" chart:values-cell-range-address="'Densenet-40-12-CIFAR10-Size-100'.O3:'Densenet-40-12-CIFAR10-Size-100'.O42" chart:label-cell-address="'Densenet-40-12-CIFAR10-Size-100'.O2:'Densenet-40-12-CIFAR10-Size-100'.O2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rain_acc</text:p>
                <draw:g>
                  <svg:desc>'Densenet-40-12-CIFAR10-Size-100'.N2:'Densenet-40-12-CIFAR10-Size-100'.N2</svg:desc>
                </draw:g>
              </table:table-cell>
              <table:table-cell office:value-type="string">
                <text:p>val_acc</text:p>
                <draw:g>
                  <svg:desc>'Densenet-40-12-CIFAR10-Size-100'.O2:'Densenet-40-12-CIFAR10-Size-100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ize-100'.K3:'Densenet-40-12-CIFAR10-Size-100'.K42</svg:desc>
                </draw:g>
              </table:table-cell>
              <table:table-cell office:value-type="float" office:value="0.508599998176098">
                <text:p>0.508599998176098</text:p>
                <draw:g>
                  <svg:desc>'Densenet-40-12-CIFAR10-Size-100'.N3:'Densenet-40-12-CIFAR10-Size-100'.N42</svg:desc>
                </draw:g>
              </table:table-cell>
              <table:table-cell office:value-type="float" office:value="0.521599995791912">
                <text:p>0.521599995791912</text:p>
                <draw:g>
                  <svg:desc>'Densenet-40-12-CIFAR10-Size-100'.O3:'Densenet-40-12-CIFAR10-Size-100'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7220000982285">
                <text:p>0.647220000982285</text:p>
              </table:table-cell>
              <table:table-cell office:value-type="float" office:value="0.5421999964118">
                <text:p>0.5421999964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05220000982284">
                <text:p>0.705220000982284</text:p>
              </table:table-cell>
              <table:table-cell office:value-type="float" office:value="0.62910000026226">
                <text:p>0.62910000026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6459999084473">
                <text:p>0.746459999084473</text:p>
              </table:table-cell>
              <table:table-cell office:value-type="float" office:value="0.618699998259544">
                <text:p>0.618699998259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75979999184608">
                <text:p>0.775979999184608</text:p>
              </table:table-cell>
              <table:table-cell office:value-type="float" office:value="0.731900000572205">
                <text:p>0.731900000572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93859998822212">
                <text:p>0.793859998822212</text:p>
              </table:table-cell>
              <table:table-cell office:value-type="float" office:value="0.752300001382828">
                <text:p>0.752300001382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11019996881485">
                <text:p>0.811019996881485</text:p>
              </table:table-cell>
              <table:table-cell office:value-type="float" office:value="0.715399998426437">
                <text:p>0.715399998426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23959998011589">
                <text:p>0.823959998011589</text:p>
              </table:table-cell>
              <table:table-cell office:value-type="float" office:value="0.790700001716614">
                <text:p>0.790700001716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34839998602867">
                <text:p>0.834839998602867</text:p>
              </table:table-cell>
              <table:table-cell office:value-type="float" office:value="0.70980000436306">
                <text:p>0.70980000436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43239998579025">
                <text:p>0.843239998579025</text:p>
              </table:table-cell>
              <table:table-cell office:value-type="float" office:value="0.756300002932549">
                <text:p>0.75630000293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2340000391006">
                <text:p>0.852340000391006</text:p>
              </table:table-cell>
              <table:table-cell office:value-type="float" office:value="0.787799998521805">
                <text:p>0.787799998521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58699999690056">
                <text:p>0.858699999690056</text:p>
              </table:table-cell>
              <table:table-cell office:value-type="float" office:value="0.758900000452995">
                <text:p>0.758900000452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5859999060631">
                <text:p>0.865859999060631</text:p>
              </table:table-cell>
              <table:table-cell office:value-type="float" office:value="0.777199999094009">
                <text:p>0.777199999094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0859999775887">
                <text:p>0.870859999775887</text:p>
              </table:table-cell>
              <table:table-cell office:value-type="float" office:value="0.827199999690056">
                <text:p>0.82719999969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7999999403954">
                <text:p>0.877999999403954</text:p>
              </table:table-cell>
              <table:table-cell office:value-type="float" office:value="0.777499999403954">
                <text:p>0.77749999940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9759999513626">
                <text:p>0.879759999513626</text:p>
              </table:table-cell>
              <table:table-cell office:value-type="float" office:value="0.676400005221367">
                <text:p>0.676400005221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757999932766">
                <text:p>0.88757999932766</text:p>
              </table:table-cell>
              <table:table-cell office:value-type="float" office:value="0.756899997591972">
                <text:p>0.756899997591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89760000705719">
                <text:p>0.889760000705719</text:p>
              </table:table-cell>
              <table:table-cell office:value-type="float" office:value="0.810500000119209">
                <text:p>0.810500000119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194000005722">
                <text:p>0.89194000005722</text:p>
              </table:table-cell>
              <table:table-cell office:value-type="float" office:value="0.807899994850159">
                <text:p>0.807899994850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7240002274513">
                <text:p>0.897240002274513</text:p>
              </table:table-cell>
              <table:table-cell office:value-type="float" office:value="0.816399998664856">
                <text:p>0.816399998664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23460001707077">
                <text:p>0.923460001707077</text:p>
              </table:table-cell>
              <table:table-cell office:value-type="float" office:value="0.881199997663498">
                <text:p>0.881199997663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29140001654625">
                <text:p>0.929140001654625</text:p>
              </table:table-cell>
              <table:table-cell office:value-type="float" office:value="0.884499996900559">
                <text:p>0.8844999969005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32440001606941">
                <text:p>0.932440001606941</text:p>
              </table:table-cell>
              <table:table-cell office:value-type="float" office:value="0.877500001788139">
                <text:p>0.877500001788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32680001139641">
                <text:p>0.932680001139641</text:p>
              </table:table-cell>
              <table:table-cell office:value-type="float" office:value="0.884099999666214">
                <text:p>0.884099999666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5020001888275">
                <text:p>0.935020001888275</text:p>
              </table:table-cell>
              <table:table-cell office:value-type="float" office:value="0.875600001811981">
                <text:p>0.875600001811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36340000987053">
                <text:p>0.936340000987053</text:p>
              </table:table-cell>
              <table:table-cell office:value-type="float" office:value="0.864800000190735">
                <text:p>0.864800000190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38660001277924">
                <text:p>0.938660001277924</text:p>
              </table:table-cell>
              <table:table-cell office:value-type="float" office:value="0.885799997448921">
                <text:p>0.885799997448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41180002570152">
                <text:p>0.941180002570152</text:p>
              </table:table-cell>
              <table:table-cell office:value-type="float" office:value="0.88540000140667">
                <text:p>0.88540000140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42900001168251">
                <text:p>0.942900001168251</text:p>
              </table:table-cell>
              <table:table-cell office:value-type="float" office:value="0.863899996876717">
                <text:p>0.863899996876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44660001277924">
                <text:p>0.944660001277924</text:p>
              </table:table-cell>
              <table:table-cell office:value-type="float" office:value="0.87460000038147">
                <text:p>0.87460000038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4588000202179">
                <text:p>0.94588000202179</text:p>
              </table:table-cell>
              <table:table-cell office:value-type="float" office:value="0.871300002336502">
                <text:p>0.871300002336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45640001177788">
                <text:p>0.945640001177788</text:p>
              </table:table-cell>
              <table:table-cell office:value-type="float" office:value="0.884999998807907">
                <text:p>0.8849999988079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47140002250671">
                <text:p>0.947140002250671</text:p>
              </table:table-cell>
              <table:table-cell office:value-type="float" office:value="0.882099999785423">
                <text:p>0.882099999785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59000003695488">
                <text:p>0.959000003695488</text:p>
              </table:table-cell>
              <table:table-cell office:value-type="float" office:value="0.897000000476837">
                <text:p>0.8970000004768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1160005688667">
                <text:p>0.961160005688667</text:p>
              </table:table-cell>
              <table:table-cell office:value-type="float" office:value="0.895100002288818">
                <text:p>0.895100002288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61900005936623">
                <text:p>0.961900005936623</text:p>
              </table:table-cell>
              <table:table-cell office:value-type="float" office:value="0.902299998998642">
                <text:p>0.902299998998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63120003938675">
                <text:p>0.963120003938675</text:p>
              </table:table-cell>
              <table:table-cell office:value-type="float" office:value="0.897600001096725">
                <text:p>0.897600001096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646600035429">
                <text:p>0.9646600035429</text:p>
              </table:table-cell>
              <table:table-cell office:value-type="float" office:value="0.896999999880791">
                <text:p>0.896999999880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6408000433445">
                <text:p>0.96408000433445</text:p>
              </table:table-cell>
              <table:table-cell office:value-type="float" office:value="0.894100000858307">
                <text:p>0.894100000858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7100005507469">
                <text:p>0.967100005507469</text:p>
              </table:table-cell>
              <table:table-cell office:value-type="float" office:value="0.902600001096725">
                <text:p>0.9026000010967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